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officeooo:rsid="0018537f" officeooo:paragraph-rsid="0018537f"/>
    </style:style>
    <style:style style:name="P2" style:family="paragraph" style:parent-style-name="Standard">
      <style:paragraph-properties fo:text-align="end" style:justify-single-word="false"/>
      <style:text-properties officeooo:rsid="0018537f" officeooo:paragraph-rsid="0018537f"/>
    </style:style>
    <style:style style:name="P3" style:family="paragraph" style:parent-style-name="Standard">
      <style:paragraph-properties fo:text-align="justify" style:justify-single-word="false"/>
      <style:text-properties officeooo:rsid="0018537f" officeooo:paragraph-rsid="0018537f"/>
    </style:style>
    <style:style style:name="P4" style:family="paragraph" style:parent-style-name="Standard">
      <style:paragraph-properties fo:text-align="justify" style:justify-single-word="false"/>
      <style:text-properties fo:font-style="normal" fo:font-weight="bold" officeooo:rsid="00190f04" officeooo:paragraph-rsid="00190f04"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fo:font-weight="normal" officeooo:rsid="00190f04" officeooo:paragraph-rsid="00190f04"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fo:font-weight="normal" officeooo:rsid="001c5029" officeooo:paragraph-rsid="001c5029"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fo:font-weight="normal" officeooo:rsid="001e7025" officeooo:paragraph-rsid="001e7025"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fo:font-weight="normal" officeooo:rsid="001f6556" officeooo:paragraph-rsid="001f6556"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fo:font-weight="normal" officeooo:rsid="001ff053" officeooo:paragraph-rsid="001ff053" style:font-style-asian="normal" style:font-weight-asian="normal" style:font-style-complex="normal" style:font-weight-complex="normal"/>
    </style:style>
    <style:style style:name="P10" style:family="paragraph" style:parent-style-name="Standard">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officeooo:rsid="00190f04" officeooo:paragraph-rsid="00190f04" style:font-style-asian="italic" style:font-style-complex="italic"/>
    </style:style>
    <style:style style:name="P12" style:family="paragraph" style:parent-style-name="Standard">
      <style:paragraph-properties fo:text-align="end" style:justify-single-word="false"/>
      <style:text-properties fo:font-style="italic" officeooo:rsid="00190f04" officeooo:paragraph-rsid="00190f04" style:font-style-asian="italic" style:font-style-complex="italic"/>
    </style:style>
    <style:style style:name="P13" style:family="paragraph" style:parent-style-name="Standard">
      <style:paragraph-properties fo:text-align="justify" style:justify-single-word="false"/>
      <style:text-properties fo:font-style="italic" fo:font-weight="bold" officeooo:rsid="001f6556" officeooo:paragraph-rsid="001f6556" style:font-style-asian="italic" style:font-weight-asian="bold" style:font-style-complex="italic" style:font-weight-complex="bold"/>
    </style:style>
    <style:style style:name="P14" style:family="paragraph" style:parent-style-name="Standard">
      <style:paragraph-properties fo:text-align="justify" style:justify-single-word="false"/>
      <style:text-properties fo:font-style="italic" fo:font-weight="bold" officeooo:rsid="001ff053" officeooo:paragraph-rsid="001ff053" style:font-style-asian="italic" style:font-weight-asian="bold" style:font-style-complex="italic" style:font-weight-complex="bold"/>
    </style:style>
    <style:style style:name="P15" style:family="paragraph" style:parent-style-name="Standard">
      <style:paragraph-properties fo:text-align="justify" style:justify-single-word="false"/>
      <style:text-properties fo:font-size="10pt" fo:font-style="normal" fo:font-weight="normal" officeooo:rsid="00215901" officeooo:paragraph-rsid="00215901" style:font-size-asian="8.75pt" style:font-style-asian="normal" style:font-weight-asian="normal" style:font-size-complex="10pt" style:font-style-complex="normal" style:font-weight-complex="normal"/>
    </style:style>
    <style:style style:name="P16" style:family="paragraph" style:parent-style-name="Standard">
      <style:paragraph-properties fo:text-align="justify" style:justify-single-word="false"/>
      <style:text-properties fo:font-size="10pt" fo:font-style="normal" fo:font-weight="normal" officeooo:rsid="00215901" officeooo:paragraph-rsid="0027cf85" style:font-size-asian="8.75pt" style:font-style-asian="normal" style:font-weight-asian="normal" style:font-size-complex="10pt" style:font-style-complex="normal" style:font-weight-complex="normal"/>
    </style:style>
    <style:style style:name="P17" style:family="paragraph" style:parent-style-name="Standard">
      <style:paragraph-properties fo:text-align="justify" style:justify-single-word="false"/>
      <style:text-properties fo:font-size="10pt" fo:font-style="normal" fo:font-weight="normal" officeooo:rsid="00215901" officeooo:paragraph-rsid="002d2c9e" style:font-size-asian="8.75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properties fo:font-size="10pt" fo:font-style="normal" fo:font-weight="normal" officeooo:rsid="00215901" officeooo:paragraph-rsid="002dd0ed"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justify" style:justify-single-word="false"/>
      <style:text-properties fo:font-size="10pt" fo:font-style="normal" fo:font-weight="normal" officeooo:rsid="00215901" officeooo:paragraph-rsid="002f82e1" style:font-size-asian="8.75pt" style:font-style-asian="normal" style:font-weight-asian="normal" style:font-size-complex="10pt" style:font-style-complex="normal" style:font-weight-complex="normal"/>
    </style:style>
    <style:style style:name="P20" style:family="paragraph" style:parent-style-name="Standard">
      <style:paragraph-properties fo:text-align="justify" style:justify-single-word="false"/>
      <style:text-properties fo:font-size="10pt" fo:font-style="normal" fo:font-weight="normal" officeooo:rsid="00215901" officeooo:paragraph-rsid="003132e3" style:font-size-asian="8.75pt" style:font-style-asian="normal" style:font-weight-asian="normal" style:font-size-complex="10pt" style:font-style-complex="normal" style:font-weight-complex="normal"/>
    </style:style>
    <style:style style:name="P21" style:family="paragraph" style:parent-style-name="Standard">
      <style:paragraph-properties fo:text-align="justify" style:justify-single-word="false"/>
      <style:text-properties fo:font-size="10pt" fo:font-style="normal" fo:font-weight="normal" officeooo:rsid="0027cf85" officeooo:paragraph-rsid="0027cf85"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justify" style:justify-single-word="false"/>
      <style:text-properties fo:font-size="10pt" fo:font-style="normal" fo:font-weight="normal" officeooo:rsid="0028d156" officeooo:paragraph-rsid="0028d156"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justify" style:justify-single-word="false"/>
      <style:text-properties fo:font-size="10pt" fo:font-style="normal" fo:font-weight="normal" officeooo:rsid="002dd0ed" officeooo:paragraph-rsid="002dd0ed" style:font-size-asian="8.75pt" style:font-style-asian="normal" style:font-weight-asian="normal" style:font-size-complex="10pt" style:font-style-complex="normal" style:font-weight-complex="normal"/>
    </style:style>
    <style:style style:name="P24" style:family="paragraph" style:parent-style-name="Standard">
      <style:paragraph-properties fo:text-align="justify" style:justify-single-word="false"/>
      <style:text-properties fo:font-size="10pt" fo:font-style="normal" fo:font-weight="normal" officeooo:rsid="002f82e1" officeooo:paragraph-rsid="002f82e1" style:font-size-asian="8.75pt" style:font-style-asian="normal" style:font-weight-asian="normal" style:font-size-complex="10pt" style:font-style-complex="normal" style:font-weight-complex="normal"/>
    </style:style>
    <style:style style:name="P25" style:family="paragraph" style:parent-style-name="Standard">
      <style:paragraph-properties fo:text-align="justify" style:justify-single-word="false"/>
      <style:text-properties fo:font-size="10pt" fo:font-style="normal" fo:font-weight="normal" officeooo:rsid="003132e3" officeooo:paragraph-rsid="003132e3" style:font-size-asian="8.75pt" style:font-style-asian="normal" style:font-weight-asian="normal" style:font-size-complex="10pt" style:font-style-complex="normal" style:font-weight-complex="normal"/>
    </style:style>
    <style:style style:name="P26" style:family="paragraph" style:parent-style-name="Standard">
      <style:paragraph-properties fo:text-align="justify" style:justify-single-word="false"/>
      <style:text-properties fo:font-size="10pt" fo:font-style="normal" fo:font-weight="normal" officeooo:rsid="00719fa2" officeooo:paragraph-rsid="00719fa2"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justify" style:justify-single-word="false"/>
      <style:text-properties fo:font-size="10pt" fo:font-style="normal" fo:font-weight="normal" officeooo:rsid="006fdfcb" officeooo:paragraph-rsid="006fdfcb"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justify" style:justify-single-word="false"/>
      <style:text-properties fo:font-size="10pt" fo:font-style="normal" fo:font-weight="bold" officeooo:rsid="00215901" officeooo:paragraph-rsid="00215901" style:font-size-asian="8.75pt" style:font-style-asian="normal" style:font-weight-asian="bold" style:font-size-complex="10pt" style:font-style-complex="normal" style:font-weight-complex="bold"/>
    </style:style>
    <style:style style:name="P29" style:family="paragraph" style:parent-style-name="Standard">
      <style:paragraph-properties fo:text-align="justify" style:justify-single-word="false"/>
      <style:text-properties fo:font-size="10pt" fo:font-style="normal" fo:font-weight="bold" officeooo:rsid="00215901" officeooo:paragraph-rsid="0027cf85" style:font-size-asian="8.75pt" style:font-style-asian="normal" style:font-weight-asian="bold" style:font-size-complex="10pt" style:font-style-complex="normal" style:font-weight-complex="bold"/>
    </style:style>
    <style:style style:name="P30" style:family="paragraph" style:parent-style-name="Standard">
      <style:paragraph-properties fo:text-align="justify" style:justify-single-word="false"/>
      <style:text-properties fo:font-size="10pt" fo:font-style="normal" fo:font-weight="bold" officeooo:rsid="003132e3" officeooo:paragraph-rsid="003132e3" style:font-size-asian="8.75pt" style:font-style-asian="normal" style:font-weight-asian="bold" style:font-size-complex="10pt" style:font-style-complex="normal" style:font-weight-complex="bold"/>
    </style:style>
    <style:style style:name="P31" style:family="paragraph" style:parent-style-name="Standard">
      <style:paragraph-properties fo:text-align="justify" style:justify-single-word="false"/>
      <style:text-properties fo:font-size="10pt" fo:font-style="italic" fo:font-weight="normal" officeooo:rsid="00215901" officeooo:paragraph-rsid="00215901" style:font-size-asian="8.75pt" style:font-style-asian="italic" style:font-weight-asian="normal" style:font-size-complex="10pt" style:font-style-complex="italic" style:font-weight-complex="normal"/>
    </style:style>
    <style:style style:name="P32" style:family="paragraph" style:parent-style-name="Standard">
      <style:paragraph-properties fo:text-align="justify" style:justify-single-word="false"/>
      <style:text-properties fo:font-size="10pt" fo:font-style="italic" fo:font-weight="normal" officeooo:rsid="0022be9e" officeooo:paragraph-rsid="0022be9e" style:font-size-asian="8.75pt" style:font-style-asian="italic" style:font-weight-asian="normal" style:font-size-complex="10pt" style:font-style-complex="italic" style:font-weight-complex="normal"/>
    </style:style>
    <style:style style:name="P33" style:family="paragraph" style:parent-style-name="Standard">
      <style:paragraph-properties fo:text-align="justify" style:justify-single-word="false"/>
      <style:text-properties fo:font-size="10pt" fo:font-style="italic" fo:font-weight="normal" officeooo:rsid="0022be9e" officeooo:paragraph-rsid="00247914" style:font-size-asian="8.75pt" style:font-style-asian="italic" style:font-weight-asian="normal" style:font-size-complex="10pt" style:font-style-complex="italic" style:font-weight-complex="normal"/>
    </style:style>
    <style:style style:name="P34" style:family="paragraph" style:parent-style-name="Standard">
      <style:paragraph-properties fo:text-align="justify" style:justify-single-word="false"/>
      <style:text-properties fo:font-size="10pt" fo:font-style="italic" fo:font-weight="normal" officeooo:rsid="00247914" officeooo:paragraph-rsid="00247914" style:font-size-asian="8.75pt" style:font-style-asian="italic" style:font-weight-asian="normal" style:font-size-complex="10pt" style:font-style-complex="italic" style:font-weight-complex="normal"/>
    </style:style>
    <style:style style:name="P35" style:family="paragraph" style:parent-style-name="Standard">
      <style:paragraph-properties fo:text-align="justify" style:justify-single-word="false"/>
      <style:text-properties fo:font-size="10pt" fo:font-style="italic" fo:font-weight="normal" officeooo:rsid="003132e3" officeooo:paragraph-rsid="003132e3" style:font-size-asian="8.75pt" style:font-style-asian="italic" style:font-weight-asian="normal" style:font-size-complex="10pt" style:font-style-complex="italic" style:font-weight-complex="normal"/>
    </style:style>
    <style:style style:name="P36" style:family="paragraph" style:parent-style-name="Standard">
      <style:paragraph-properties fo:text-align="justify" style:justify-single-word="false"/>
      <style:text-properties fo:font-size="12pt" fo:font-style="normal" fo:font-weight="normal" officeooo:rsid="00247914" officeooo:paragraph-rsid="00247914"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fo:font-weight="normal" officeooo:rsid="0029e073" officeooo:paragraph-rsid="0029e073"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font-style="normal" fo:font-weight="normal" officeooo:rsid="002b49dc" officeooo:paragraph-rsid="002b49dc"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font-style="normal" fo:font-weight="normal" officeooo:rsid="002d2c9e" officeooo:paragraph-rsid="002d2c9e"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font-style="normal" fo:font-weight="normal" officeooo:rsid="002f82e1" officeooo:paragraph-rsid="002f82e1"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font-style="normal" fo:font-weight="normal" officeooo:rsid="00328361" officeooo:paragraph-rsid="00328361"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font-style="normal" fo:font-weight="normal" officeooo:rsid="006b594f" officeooo:paragraph-rsid="006b594f"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font-style="normal" fo:font-weight="normal" officeooo:rsid="006c3f36" officeooo:paragraph-rsid="006c3f36"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size="12pt" fo:font-style="normal" fo:font-weight="normal" officeooo:rsid="006fdfcb" officeooo:paragraph-rsid="006fdfcb"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size="12pt" fo:font-style="normal" fo:font-weight="normal" officeooo:rsid="006fdfcb" officeooo:paragraph-rsid="006c3f36"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2pt" fo:font-style="normal" fo:font-weight="normal" officeooo:rsid="00719fa2" officeooo:paragraph-rsid="00719fa2"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size="12pt" fo:font-style="normal" fo:font-weight="normal" officeooo:rsid="0075ae26" officeooo:paragraph-rsid="0075ae2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size="12pt" fo:font-style="normal" fo:font-weight="normal" officeooo:rsid="007c6375" officeooo:paragraph-rsid="007c637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size="12pt" fo:font-style="normal" fo:font-weight="bold" officeooo:rsid="006a8013" officeooo:paragraph-rsid="006a8013" style:font-size-asian="10.5pt" style:font-style-asian="normal" style:font-weight-asian="bold" style:font-size-complex="12pt" style:font-style-complex="normal" style:font-weight-complex="bold"/>
    </style:style>
    <style:style style:name="P50" style:family="paragraph" style:parent-style-name="Standard">
      <style:paragraph-properties fo:text-align="justify" style:justify-single-word="false"/>
      <style:text-properties fo:font-size="12pt" fo:font-style="normal" fo:font-weight="bold" officeooo:rsid="006c3f36" officeooo:paragraph-rsid="006c3f36" style:font-size-asian="10.5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fo:font-size="12pt" fo:font-style="normal" fo:font-weight="bold" officeooo:rsid="006fdfcb" officeooo:paragraph-rsid="006fdfcb" style:font-size-asian="10.5pt" style:font-style-asian="normal" style:font-weight-asian="bold" style:font-size-complex="12pt" style:font-style-complex="normal" style:font-weight-complex="bold"/>
    </style:style>
    <style:style style:name="P52" style:family="paragraph" style:parent-style-name="Standard">
      <style:paragraph-properties fo:text-align="justify" style:justify-single-word="false"/>
      <style:text-properties fo:font-size="12pt" fo:font-style="normal" fo:font-weight="bold" officeooo:rsid="007fa847" officeooo:paragraph-rsid="007fa847" style:font-size-asian="10.5pt" style:font-style-asian="normal" style:font-weight-asian="bold" style:font-size-complex="12pt" style:font-style-complex="normal" style:font-weight-complex="bold"/>
    </style:style>
    <style:style style:name="P53" style:family="paragraph" style:parent-style-name="Standard">
      <style:paragraph-properties fo:text-align="justify" style:justify-single-word="false"/>
      <style:text-properties fo:font-size="12pt" fo:font-style="italic" fo:font-weight="bold" officeooo:rsid="002f82e1" officeooo:paragraph-rsid="002f82e1" style:font-size-asian="10.5pt" style:font-style-asian="italic" style:font-weight-asian="bold" style:font-size-complex="12pt" style:font-style-complex="italic" style:font-weight-complex="bold"/>
    </style:style>
    <style:style style:name="P54" style:family="paragraph" style:parent-style-name="Standard">
      <style:paragraph-properties fo:text-align="justify" style:justify-single-word="false"/>
      <style:text-properties fo:font-size="12pt" fo:font-style="italic" fo:font-weight="bold" officeooo:rsid="006a8013" officeooo:paragraph-rsid="006a8013" style:font-size-asian="10.5pt" style:font-style-asian="italic" style:font-weight-asian="bold" style:font-size-complex="12pt" style:font-style-complex="italic" style:font-weight-complex="bold"/>
    </style:style>
    <style:style style:name="P55" style:family="paragraph" style:parent-style-name="Standard">
      <style:paragraph-properties fo:text-align="center" style:justify-single-word="false" fo:break-before="page"/>
      <style:text-properties officeooo:rsid="0018537f" officeooo:paragraph-rsid="0018537f"/>
    </style:style>
    <style:style style:name="P56" style:family="paragraph" style:parent-style-name="Standard">
      <style:paragraph-properties fo:margin-left="1.251cm" fo:margin-right="0cm" fo:text-align="justify" style:justify-single-word="false" fo:text-indent="0cm" style:auto-text-indent="false"/>
      <style:text-properties fo:font-size="12pt" fo:font-style="normal" fo:font-weight="bold" officeooo:rsid="003c69ea" officeooo:paragraph-rsid="003c69ea" style:font-size-asian="10.5pt" style:font-style-asian="normal" style:font-weight-asian="bold" style:font-size-complex="12pt" style:font-style-complex="normal" style:font-weight-complex="bold"/>
    </style:style>
    <style:style style:name="P57" style:family="paragraph" style:parent-style-name="Standard">
      <style:paragraph-properties fo:margin-left="1.251cm" fo:margin-right="0cm" fo:text-align="justify" style:justify-single-word="false" fo:text-indent="0cm" style:auto-text-indent="false"/>
      <style:text-properties fo:font-size="12pt" fo:font-style="normal" fo:font-weight="bold" officeooo:rsid="00424866" officeooo:paragraph-rsid="00424866" style:font-size-asian="10.5pt" style:font-style-asian="normal" style:font-weight-asian="bold" style:font-size-complex="12pt" style:font-style-complex="normal" style:font-weight-complex="bold"/>
    </style:style>
    <style:style style:name="P58" style:family="paragraph" style:parent-style-name="Standard">
      <style:paragraph-properties fo:margin-left="1.251cm" fo:margin-right="0cm" fo:text-align="justify" style:justify-single-word="false" fo:text-indent="0cm" style:auto-text-indent="false"/>
      <style:text-properties fo:font-size="12pt" fo:font-style="normal" fo:font-weight="bold" officeooo:rsid="005fde59" officeooo:paragraph-rsid="005fde59" style:font-size-asian="10.5pt" style:font-style-asian="normal" style:font-weight-asian="bold" style:font-size-complex="12pt" style:font-style-complex="normal" style:font-weight-complex="bold"/>
    </style:style>
    <style:style style:name="P59"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3c69ea" officeooo:paragraph-rsid="003c69ea" style:font-size-asian="10.5pt" style:font-style-asian="normal" style:font-weight-asian="normal" style:font-size-complex="12pt" style:font-style-complex="normal" style:font-weight-complex="normal"/>
    </style:style>
    <style:style style:name="P60"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3e6ca7" officeooo:paragraph-rsid="003c69ea" style:font-size-asian="10.5pt" style:font-style-asian="normal" style:font-weight-asian="normal" style:font-size-complex="12pt" style:font-style-complex="normal" style:font-weight-complex="normal"/>
    </style:style>
    <style:style style:name="P61"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40fee9" officeooo:paragraph-rsid="0040fee9" style:font-size-asian="10.5pt" style:font-style-asian="normal" style:font-weight-asian="normal" style:font-size-complex="12pt" style:font-style-complex="normal" style:font-weight-complex="normal"/>
    </style:style>
    <style:style style:name="P62"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424866" officeooo:paragraph-rsid="00424866" style:font-size-asian="10.5pt" style:font-style-asian="normal" style:font-weight-asian="normal" style:font-size-complex="12pt" style:font-style-complex="normal" style:font-weight-complex="normal"/>
    </style:style>
    <style:style style:name="P63"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483713" officeooo:paragraph-rsid="0045de15" style:font-size-asian="10.5pt" style:font-style-asian="normal" style:font-weight-asian="normal" style:font-size-complex="12pt" style:font-style-complex="normal" style:font-weight-complex="normal"/>
    </style:style>
    <style:style style:name="P64"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4a393a" officeooo:paragraph-rsid="004901b2" style:font-size-asian="10.5pt" style:font-style-asian="normal" style:font-weight-asian="normal" style:font-size-complex="12pt" style:font-style-complex="normal" style:font-weight-complex="normal"/>
    </style:style>
    <style:style style:name="P65"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4a393a" officeooo:paragraph-rsid="004b8d46" style:font-size-asian="10.5pt" style:font-style-asian="normal" style:font-weight-asian="normal" style:font-size-complex="12pt" style:font-style-complex="normal" style:font-weight-complex="normal"/>
    </style:style>
    <style:style style:name="P66"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4a5900" officeooo:paragraph-rsid="004a393a" style:font-size-asian="10.5pt" style:font-style-asian="normal" style:font-weight-asian="normal" style:font-size-complex="12pt" style:font-style-complex="normal" style:font-weight-complex="normal"/>
    </style:style>
    <style:style style:name="P67"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4a5900" officeooo:paragraph-rsid="004b8d46" style:font-size-asian="10.5pt" style:font-style-asian="normal" style:font-weight-asian="normal" style:font-size-complex="12pt" style:font-style-complex="normal" style:font-weight-complex="normal"/>
    </style:style>
    <style:style style:name="P68"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4b0eef" officeooo:paragraph-rsid="004b0eef" style:font-size-asian="10.5pt" style:font-style-asian="normal" style:font-weight-asian="normal" style:font-size-complex="12pt" style:font-style-complex="normal" style:font-weight-complex="normal"/>
    </style:style>
    <style:style style:name="P69"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4b8d46" officeooo:paragraph-rsid="004b8d46" style:font-size-asian="10.5pt" style:font-style-asian="normal" style:font-weight-asian="normal" style:font-size-complex="12pt" style:font-style-complex="normal" style:font-weight-complex="normal"/>
    </style:style>
    <style:style style:name="P70"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504dc4" officeooo:paragraph-rsid="004d8888" style:font-size-asian="10.5pt" style:font-style-asian="normal" style:font-weight-asian="normal" style:font-size-complex="12pt" style:font-style-complex="normal" style:font-weight-complex="normal"/>
    </style:style>
    <style:style style:name="P71"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5191ad" officeooo:paragraph-rsid="005191ad" style:font-size-asian="10.5pt" style:font-style-asian="normal" style:font-weight-asian="normal" style:font-size-complex="12pt" style:font-style-complex="normal" style:font-weight-complex="normal"/>
    </style:style>
    <style:style style:name="P72"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5232da" officeooo:paragraph-rsid="005191ad" style:font-size-asian="10.5pt" style:font-style-asian="normal" style:font-weight-asian="normal" style:font-size-complex="12pt" style:font-style-complex="normal" style:font-weight-complex="normal"/>
    </style:style>
    <style:style style:name="P73"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541163" officeooo:paragraph-rsid="0053a1a3" style:font-size-asian="10.5pt" style:font-style-asian="normal" style:font-weight-asian="normal" style:font-size-complex="12pt" style:font-style-complex="normal" style:font-weight-complex="normal"/>
    </style:style>
    <style:style style:name="P74"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572c1e" officeooo:paragraph-rsid="00558339" style:font-size-asian="10.5pt" style:font-style-asian="normal" style:font-weight-asian="normal" style:font-size-complex="12pt" style:font-style-complex="normal" style:font-weight-complex="normal"/>
    </style:style>
    <style:style style:name="P75"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572c1e" officeooo:paragraph-rsid="00572c1e" style:font-size-asian="10.5pt" style:font-style-asian="normal" style:font-weight-asian="normal" style:font-size-complex="12pt" style:font-style-complex="normal" style:font-weight-complex="normal"/>
    </style:style>
    <style:style style:name="P76"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5859d8" officeooo:paragraph-rsid="005859d8" style:font-size-asian="10.5pt" style:font-style-asian="normal" style:font-weight-asian="normal" style:font-size-complex="12pt" style:font-style-complex="normal" style:font-weight-complex="normal"/>
    </style:style>
    <style:style style:name="P77"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5fde59" officeooo:paragraph-rsid="005fde59" style:font-size-asian="10.5pt" style:font-style-asian="normal" style:font-weight-asian="normal" style:font-size-complex="12pt" style:font-style-complex="normal" style:font-weight-complex="normal"/>
    </style:style>
    <style:style style:name="P78"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65a728" officeooo:paragraph-rsid="0065a728" style:font-size-asian="10.5pt" style:font-style-asian="normal" style:font-weight-asian="normal" style:font-size-complex="12pt" style:font-style-complex="normal" style:font-weight-complex="normal"/>
    </style:style>
    <style:style style:name="P79"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65a728" officeooo:paragraph-rsid="006569c6" style:font-size-asian="10.5pt" style:font-style-asian="normal" style:font-weight-asian="normal" style:font-size-complex="12pt" style:font-style-complex="normal" style:font-weight-complex="normal"/>
    </style:style>
    <style:style style:name="P80"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676b59" officeooo:paragraph-rsid="00676b59" style:font-size-asian="10.5pt" style:font-style-asian="normal" style:font-weight-asian="normal" style:font-size-complex="12pt" style:font-style-complex="normal" style:font-weight-complex="normal"/>
    </style:style>
    <style:style style:name="P81"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691483" officeooo:paragraph-rsid="00691483" style:font-size-asian="10.5pt" style:font-style-asian="normal" style:font-weight-asian="normal" style:font-size-complex="12pt" style:font-style-complex="normal" style:font-weight-complex="normal"/>
    </style:style>
    <style:style style:name="P82" style:family="paragraph" style:parent-style-name="Standard">
      <style:paragraph-properties fo:margin-left="1.251cm" fo:margin-right="0cm" fo:text-align="justify" style:justify-single-word="false" fo:text-indent="0cm" style:auto-text-indent="false"/>
      <style:text-properties fo:font-size="12pt" fo:font-style="italic" fo:font-weight="bold" officeooo:rsid="0034b882" officeooo:paragraph-rsid="0034b882" style:font-size-asian="10.5pt" style:font-style-asian="italic" style:font-weight-asian="bold" style:font-size-complex="12pt" style:font-style-complex="italic" style:font-weight-complex="bold"/>
    </style:style>
    <style:style style:name="P83" style:family="paragraph" style:parent-style-name="Standard">
      <style:paragraph-properties fo:margin-left="1.251cm" fo:margin-right="0cm" fo:text-align="justify" style:justify-single-word="false" fo:text-indent="0cm" style:auto-text-indent="false"/>
      <style:text-properties fo:font-size="12pt" fo:font-style="italic" fo:font-weight="bold" officeooo:rsid="003c69ea" officeooo:paragraph-rsid="003c69ea" style:font-size-asian="10.5pt" style:font-style-asian="italic" style:font-weight-asian="bold" style:font-size-complex="12pt" style:font-style-complex="italic" style:font-weight-complex="bold"/>
    </style:style>
    <style:style style:name="P84" style:family="paragraph" style:parent-style-name="Standard">
      <style:paragraph-properties fo:margin-left="1.251cm" fo:margin-right="0cm" fo:text-align="justify" style:justify-single-word="false" fo:text-indent="0cm" style:auto-text-indent="false"/>
      <style:text-properties fo:font-size="12pt" fo:font-style="italic" fo:font-weight="bold" officeooo:rsid="0040fee9" officeooo:paragraph-rsid="0040fee9" style:font-size-asian="10.5pt" style:font-style-asian="italic" style:font-weight-asian="bold" style:font-size-complex="12pt" style:font-style-complex="italic" style:font-weight-complex="bold"/>
    </style:style>
    <style:style style:name="P85" style:family="paragraph" style:parent-style-name="Standard">
      <style:paragraph-properties fo:margin-left="1.251cm" fo:margin-right="0cm" fo:text-align="justify" style:justify-single-word="false" fo:text-indent="0cm" style:auto-text-indent="false"/>
      <style:text-properties fo:font-size="12pt" fo:font-style="italic" fo:font-weight="bold" officeooo:rsid="00424866" officeooo:paragraph-rsid="00424866" style:font-size-asian="10.5pt" style:font-style-asian="italic" style:font-weight-asian="bold" style:font-size-complex="12pt" style:font-style-complex="italic" style:font-weight-complex="bold"/>
    </style:style>
    <style:style style:name="P86" style:family="paragraph" style:parent-style-name="Standard">
      <style:paragraph-properties fo:margin-left="1.251cm" fo:margin-right="0cm" fo:text-align="justify" style:justify-single-word="false" fo:text-indent="0cm" style:auto-text-indent="false"/>
      <style:text-properties fo:font-size="12pt" fo:font-style="italic" fo:font-weight="bold" officeooo:rsid="0045de15" officeooo:paragraph-rsid="0045de15" style:font-size-asian="10.5pt" style:font-style-asian="italic" style:font-weight-asian="bold" style:font-size-complex="12pt" style:font-style-complex="italic" style:font-weight-complex="bold"/>
    </style:style>
    <style:style style:name="P87" style:family="paragraph" style:parent-style-name="Standard">
      <style:paragraph-properties fo:margin-left="1.251cm" fo:margin-right="0cm" fo:text-align="justify" style:justify-single-word="false" fo:text-indent="0cm" style:auto-text-indent="false"/>
      <style:text-properties fo:font-size="12pt" fo:font-style="italic" fo:font-weight="bold" officeooo:rsid="004901b2" officeooo:paragraph-rsid="004901b2" style:font-size-asian="10.5pt" style:font-style-asian="italic" style:font-weight-asian="bold" style:font-size-complex="12pt" style:font-style-complex="italic" style:font-weight-complex="bold"/>
    </style:style>
    <style:style style:name="P88" style:family="paragraph" style:parent-style-name="Standard">
      <style:paragraph-properties fo:margin-left="1.251cm" fo:margin-right="0cm" fo:text-align="justify" style:justify-single-word="false" fo:text-indent="0cm" style:auto-text-indent="false"/>
      <style:text-properties fo:font-size="12pt" fo:font-style="italic" fo:font-weight="bold" officeooo:rsid="004a393a" officeooo:paragraph-rsid="004a393a" style:font-size-asian="10.5pt" style:font-style-asian="italic" style:font-weight-asian="bold" style:font-size-complex="12pt" style:font-style-complex="italic" style:font-weight-complex="bold"/>
    </style:style>
    <style:style style:name="P89" style:family="paragraph" style:parent-style-name="Standard">
      <style:paragraph-properties fo:margin-left="1.251cm" fo:margin-right="0cm" fo:text-align="justify" style:justify-single-word="false" fo:text-indent="0cm" style:auto-text-indent="false"/>
      <style:text-properties fo:font-size="12pt" fo:font-style="italic" fo:font-weight="bold" officeooo:rsid="004b0eef" officeooo:paragraph-rsid="004b0eef" style:font-size-asian="10.5pt" style:font-style-asian="italic" style:font-weight-asian="bold" style:font-size-complex="12pt" style:font-style-complex="italic" style:font-weight-complex="bold"/>
    </style:style>
    <style:style style:name="P90" style:family="paragraph" style:parent-style-name="Standard">
      <style:paragraph-properties fo:margin-left="1.251cm" fo:margin-right="0cm" fo:text-align="justify" style:justify-single-word="false" fo:text-indent="0cm" style:auto-text-indent="false"/>
      <style:text-properties fo:font-size="12pt" fo:font-style="italic" fo:font-weight="bold" officeooo:rsid="004b8d46" officeooo:paragraph-rsid="004b8d46" style:font-size-asian="10.5pt" style:font-style-asian="italic" style:font-weight-asian="bold" style:font-size-complex="12pt" style:font-style-complex="italic" style:font-weight-complex="bold"/>
    </style:style>
    <style:style style:name="P91" style:family="paragraph" style:parent-style-name="Standard">
      <style:paragraph-properties fo:margin-left="1.251cm" fo:margin-right="0cm" fo:text-align="justify" style:justify-single-word="false" fo:text-indent="0cm" style:auto-text-indent="false"/>
      <style:text-properties fo:font-size="12pt" fo:font-style="italic" fo:font-weight="bold" officeooo:rsid="004d8888" officeooo:paragraph-rsid="004d8888" style:font-size-asian="10.5pt" style:font-style-asian="italic" style:font-weight-asian="bold" style:font-size-complex="12pt" style:font-style-complex="italic" style:font-weight-complex="bold"/>
    </style:style>
    <style:style style:name="P92" style:family="paragraph" style:parent-style-name="Standard">
      <style:paragraph-properties fo:margin-left="1.251cm" fo:margin-right="0cm" fo:text-align="justify" style:justify-single-word="false" fo:text-indent="0cm" style:auto-text-indent="false"/>
      <style:text-properties fo:font-size="12pt" fo:font-style="italic" fo:font-weight="bold" officeooo:rsid="005191ad" officeooo:paragraph-rsid="005191ad" style:font-size-asian="10.5pt" style:font-style-asian="italic" style:font-weight-asian="bold" style:font-size-complex="12pt" style:font-style-complex="italic" style:font-weight-complex="bold"/>
    </style:style>
    <style:style style:name="P93" style:family="paragraph" style:parent-style-name="Standard">
      <style:paragraph-properties fo:margin-left="1.251cm" fo:margin-right="0cm" fo:text-align="justify" style:justify-single-word="false" fo:text-indent="0cm" style:auto-text-indent="false"/>
      <style:text-properties fo:font-size="12pt" fo:font-style="italic" fo:font-weight="bold" officeooo:rsid="005191ad" officeooo:paragraph-rsid="0054b9d6" style:font-size-asian="10.5pt" style:font-style-asian="italic" style:font-weight-asian="bold" style:font-size-complex="12pt" style:font-style-complex="italic" style:font-weight-complex="bold"/>
    </style:style>
    <style:style style:name="P94" style:family="paragraph" style:parent-style-name="Standard">
      <style:paragraph-properties fo:margin-left="1.251cm" fo:margin-right="0cm" fo:text-align="justify" style:justify-single-word="false" fo:text-indent="0cm" style:auto-text-indent="false"/>
      <style:text-properties fo:font-size="12pt" fo:font-style="italic" fo:font-weight="bold" officeooo:rsid="0053a1a3" officeooo:paragraph-rsid="0053a1a3" style:font-size-asian="10.5pt" style:font-style-asian="italic" style:font-weight-asian="bold" style:font-size-complex="12pt" style:font-style-complex="italic" style:font-weight-complex="bold"/>
    </style:style>
    <style:style style:name="P95" style:family="paragraph" style:parent-style-name="Standard">
      <style:paragraph-properties fo:margin-left="1.251cm" fo:margin-right="0cm" fo:text-align="justify" style:justify-single-word="false" fo:text-indent="0cm" style:auto-text-indent="false"/>
      <style:text-properties fo:font-size="12pt" fo:font-style="italic" fo:font-weight="bold" officeooo:rsid="0053a1a3" officeooo:paragraph-rsid="00558339" style:font-size-asian="10.5pt" style:font-style-asian="italic" style:font-weight-asian="bold" style:font-size-complex="12pt" style:font-style-complex="italic" style:font-weight-complex="bold"/>
    </style:style>
    <style:style style:name="P96" style:family="paragraph" style:parent-style-name="Standard">
      <style:paragraph-properties fo:margin-left="1.251cm" fo:margin-right="0cm" fo:text-align="justify" style:justify-single-word="false" fo:text-indent="0cm" style:auto-text-indent="false"/>
      <style:text-properties fo:font-size="12pt" fo:font-style="italic" fo:font-weight="bold" officeooo:rsid="00598a9a" officeooo:paragraph-rsid="00598a9a" style:font-size-asian="10.5pt" style:font-style-asian="italic" style:font-weight-asian="bold" style:font-size-complex="12pt" style:font-style-complex="italic" style:font-weight-complex="bold"/>
    </style:style>
    <style:style style:name="P97" style:family="paragraph" style:parent-style-name="Standard">
      <style:paragraph-properties fo:margin-left="1.251cm" fo:margin-right="0cm" fo:text-align="justify" style:justify-single-word="false" fo:text-indent="0cm" style:auto-text-indent="false"/>
      <style:text-properties fo:font-size="12pt" fo:font-style="italic" fo:font-weight="bold" officeooo:rsid="005d360d" officeooo:paragraph-rsid="005d360d" style:font-size-asian="10.5pt" style:font-style-asian="italic" style:font-weight-asian="bold" style:font-size-complex="12pt" style:font-style-complex="italic" style:font-weight-complex="bold"/>
    </style:style>
    <style:style style:name="P98" style:family="paragraph" style:parent-style-name="Standard">
      <style:paragraph-properties fo:margin-left="1.251cm" fo:margin-right="0cm" fo:text-align="justify" style:justify-single-word="false" fo:text-indent="0cm" style:auto-text-indent="false"/>
      <style:text-properties fo:font-size="12pt" fo:font-style="italic" fo:font-weight="bold" officeooo:rsid="006569c6" officeooo:paragraph-rsid="006569c6" style:font-size-asian="10.5pt" style:font-style-asian="italic" style:font-weight-asian="bold" style:font-size-complex="12pt" style:font-style-complex="italic" style:font-weight-complex="bold"/>
    </style:style>
    <style:style style:name="P99" style:family="paragraph" style:parent-style-name="Standard">
      <style:paragraph-properties fo:margin-left="1.251cm" fo:margin-right="0cm" fo:text-align="justify" style:justify-single-word="false" fo:text-indent="0cm" style:auto-text-indent="false"/>
      <style:text-properties fo:font-size="12pt" fo:font-style="italic" fo:font-weight="bold" officeooo:rsid="00676b59" officeooo:paragraph-rsid="00676b59" style:font-size-asian="10.5pt" style:font-style-asian="italic" style:font-weight-asian="bold" style:font-size-complex="12pt" style:font-style-complex="italic" style:font-weight-complex="bold"/>
    </style:style>
    <style:style style:name="P100" style:family="paragraph" style:parent-style-name="Standard">
      <style:paragraph-properties fo:margin-left="1.251cm" fo:margin-right="0cm" fo:text-align="justify" style:justify-single-word="false" fo:text-indent="0cm" style:auto-text-indent="false"/>
      <style:text-properties fo:font-size="12pt" fo:font-style="italic" fo:font-weight="bold" officeooo:rsid="0068e6df" officeooo:paragraph-rsid="0068e6df" style:font-size-asian="10.5pt" style:font-style-asian="italic" style:font-weight-asian="bold" style:font-size-complex="12pt" style:font-style-complex="italic" style:font-weight-complex="bold"/>
    </style:style>
    <style:style style:name="P101" style:family="paragraph" style:parent-style-name="Standard">
      <style:paragraph-properties fo:margin-left="1.251cm" fo:margin-right="0cm" fo:text-align="justify" style:justify-single-word="false" fo:text-indent="0cm" style:auto-text-indent="false"/>
      <style:text-properties fo:font-size="12pt" fo:font-style="italic" fo:font-weight="normal" officeooo:rsid="00395216" officeooo:paragraph-rsid="0034b882" style:font-size-asian="10.5pt" style:font-style-asian="italic" style:font-weight-asian="normal" style:font-size-complex="12pt" style:font-style-complex="italic" style:font-weight-complex="normal"/>
    </style:style>
    <style:style style:name="P102" style:family="paragraph" style:parent-style-name="Standard">
      <style:paragraph-properties fo:margin-left="1.251cm" fo:margin-right="0cm" fo:text-align="justify" style:justify-single-word="false" fo:text-indent="0cm" style:auto-text-indent="false"/>
      <style:text-properties fo:font-size="12pt" fo:font-style="italic" fo:font-weight="normal" officeooo:rsid="00424866" officeooo:paragraph-rsid="00424866" style:font-size-asian="10.5pt" style:font-style-asian="italic" style:font-weight-asian="normal" style:font-size-complex="12pt" style:font-style-complex="italic" style:font-weight-complex="normal"/>
    </style:style>
    <style:style style:name="P103" style:family="paragraph" style:parent-style-name="Standard">
      <style:paragraph-properties fo:margin-left="1.251cm" fo:margin-right="0cm" fo:text-align="justify" style:justify-single-word="false" fo:text-indent="0cm" style:auto-text-indent="false"/>
      <style:text-properties fo:font-size="12pt" fo:font-style="italic" fo:font-weight="normal" officeooo:rsid="00598a9a" officeooo:paragraph-rsid="00598a9a" style:font-size-asian="10.5pt" style:font-style-asian="italic" style:font-weight-asian="normal" style:font-size-complex="12pt" style:font-style-complex="italic" style:font-weight-complex="normal"/>
    </style:style>
    <style:style style:name="P104" style:family="paragraph" style:parent-style-name="Standard">
      <style:paragraph-properties fo:margin-left="1.251cm" fo:margin-right="0cm" fo:text-align="justify" style:justify-single-word="false" fo:text-indent="0cm" style:auto-text-indent="false"/>
      <style:text-properties fo:font-size="12pt" fo:font-style="italic" fo:font-weight="normal" officeooo:rsid="0068e6df" officeooo:paragraph-rsid="0068e6df" style:font-size-asian="10.5pt" style:font-style-asian="italic" style:font-weight-asian="normal" style:font-size-complex="12pt" style:font-style-complex="italic" style:font-weight-complex="normal"/>
    </style:style>
    <style:style style:name="P105" style:family="paragraph" style:parent-style-name="Standard">
      <style:paragraph-properties fo:margin-left="1.251cm" fo:margin-right="0cm" fo:text-align="justify" style:justify-single-word="false" fo:text-indent="0cm" style:auto-text-indent="false"/>
      <style:text-properties fo:font-size="10pt" fo:font-style="italic" fo:font-weight="normal" officeooo:rsid="00395216" officeooo:paragraph-rsid="003acf9c" style:font-size-asian="10pt" style:font-style-asian="italic" style:font-weight-asian="normal" style:font-size-complex="10pt" style:font-style-complex="italic" style:font-weight-complex="normal"/>
    </style:style>
    <style:style style:name="P106" style:family="paragraph" style:parent-style-name="Standard">
      <style:paragraph-properties fo:margin-left="1.251cm" fo:margin-right="0cm" fo:text-align="justify" style:justify-single-word="false" fo:text-indent="0cm" style:auto-text-indent="false"/>
      <style:text-properties fo:font-size="10pt" fo:font-style="italic" fo:font-weight="normal" officeooo:rsid="00395216" officeooo:paragraph-rsid="006680ac" style:font-size-asian="10pt" style:font-style-asian="italic" style:font-weight-asian="normal" style:font-size-complex="10pt" style:font-style-complex="italic" style:font-weight-complex="normal"/>
    </style:style>
    <style:style style:name="P107" style:family="paragraph" style:parent-style-name="Standard">
      <style:paragraph-properties fo:margin-left="1.251cm" fo:margin-right="0cm" fo:text-align="justify" style:justify-single-word="false" fo:text-indent="0cm" style:auto-text-indent="false"/>
      <style:text-properties fo:font-size="10pt" fo:font-style="italic" fo:font-weight="normal" officeooo:rsid="00395216" officeooo:paragraph-rsid="0068e6df" style:font-size-asian="10pt" style:font-style-asian="italic" style:font-weight-asian="normal" style:font-size-complex="10pt" style:font-style-complex="italic" style:font-weight-complex="normal"/>
    </style:style>
    <style:style style:name="P108" style:family="paragraph" style:parent-style-name="Standard">
      <style:paragraph-properties fo:margin-left="1.251cm" fo:margin-right="0cm" fo:text-align="justify" style:justify-single-word="false" fo:text-indent="0cm" style:auto-text-indent="false"/>
      <style:text-properties fo:font-size="10pt" fo:font-style="italic" fo:font-weight="normal" officeooo:rsid="00395216" officeooo:paragraph-rsid="006fdfcb" style:font-size-asian="10pt" style:font-style-asian="italic" style:font-weight-asian="normal" style:font-size-complex="10pt" style:font-style-complex="italic" style:font-weight-complex="normal"/>
    </style:style>
    <style:style style:name="P109" style:family="paragraph" style:parent-style-name="Standard">
      <style:paragraph-properties fo:margin-left="1.251cm" fo:margin-right="0cm" fo:text-align="justify" style:justify-single-word="false" fo:text-indent="0cm" style:auto-text-indent="false"/>
      <style:text-properties fo:font-size="10pt" fo:font-style="italic" fo:font-weight="normal" officeooo:rsid="0053a1a3" officeooo:paragraph-rsid="0053a1a3" style:font-size-asian="10pt" style:font-style-asian="italic" style:font-weight-asian="normal" style:font-size-complex="10pt" style:font-style-complex="italic" style:font-weight-complex="normal"/>
    </style:style>
    <style:style style:name="P110" style:family="paragraph" style:parent-style-name="Standard">
      <style:paragraph-properties fo:margin-left="1.251cm" fo:margin-right="0cm" fo:text-align="justify" style:justify-single-word="false" fo:text-indent="0cm" style:auto-text-indent="false"/>
      <style:text-properties fo:font-size="10pt" fo:font-style="italic" fo:font-weight="normal" officeooo:rsid="0053a1a3" officeooo:paragraph-rsid="00541163" style:font-size-asian="10pt" style:font-style-asian="italic" style:font-weight-asian="normal" style:font-size-complex="10pt" style:font-style-complex="italic" style:font-weight-complex="normal"/>
    </style:style>
    <style:style style:name="P111" style:family="paragraph" style:parent-style-name="Standard">
      <style:paragraph-properties fo:margin-left="1.251cm" fo:margin-right="0cm" fo:text-align="justify" style:justify-single-word="false" fo:text-indent="0cm" style:auto-text-indent="false"/>
      <style:text-properties fo:font-size="10pt" fo:font-style="italic" fo:font-weight="normal" officeooo:rsid="0053a1a3" officeooo:paragraph-rsid="0054b9d6" style:font-size-asian="10pt" style:font-style-asian="italic" style:font-weight-asian="normal" style:font-size-complex="10pt" style:font-style-complex="italic" style:font-weight-complex="normal"/>
    </style:style>
    <style:style style:name="P112" style:family="paragraph" style:parent-style-name="Standard">
      <style:paragraph-properties fo:margin-left="1.251cm" fo:margin-right="0cm" fo:text-align="justify" style:justify-single-word="false" fo:text-indent="0cm" style:auto-text-indent="false"/>
      <style:text-properties fo:font-size="10pt" fo:font-style="italic" fo:font-weight="normal" officeooo:rsid="0053a1a3" officeooo:paragraph-rsid="005b9886" style:font-size-asian="10pt" style:font-style-asian="italic" style:font-weight-asian="normal" style:font-size-complex="10pt" style:font-style-complex="italic" style:font-weight-complex="normal"/>
    </style:style>
    <style:style style:name="P113" style:family="paragraph" style:parent-style-name="Standard">
      <style:paragraph-properties fo:margin-left="1.251cm" fo:margin-right="0cm" fo:text-align="justify" style:justify-single-word="false" fo:text-indent="0cm" style:auto-text-indent="false"/>
      <style:text-properties fo:font-size="10pt" fo:font-style="italic" fo:font-weight="normal" officeooo:rsid="0053a1a3" officeooo:paragraph-rsid="0065a728" style:font-size-asian="10pt" style:font-style-asian="italic" style:font-weight-asian="normal" style:font-size-complex="10pt" style:font-style-complex="italic" style:font-weight-complex="normal"/>
    </style:style>
    <style:style style:name="P114" style:family="paragraph" style:parent-style-name="Standard">
      <style:paragraph-properties fo:margin-left="1.251cm" fo:margin-right="0cm" fo:text-align="justify" style:justify-single-word="false" fo:text-indent="0cm" style:auto-text-indent="false"/>
      <style:text-properties fo:font-size="10pt" fo:font-style="italic" fo:font-weight="normal" officeooo:rsid="0053a1a3" officeooo:paragraph-rsid="00676b59" style:font-size-asian="10pt" style:font-style-asian="italic" style:font-weight-asian="normal" style:font-size-complex="10pt" style:font-style-complex="italic" style:font-weight-complex="normal"/>
    </style:style>
    <style:style style:name="P115" style:family="paragraph" style:parent-style-name="Standard">
      <style:paragraph-properties fo:margin-left="1.251cm" fo:margin-right="0cm" fo:text-align="justify" style:justify-single-word="false" fo:text-indent="0cm" style:auto-text-indent="false"/>
      <style:text-properties fo:font-size="10pt" fo:font-style="italic" fo:font-weight="normal" officeooo:rsid="00676b59" officeooo:paragraph-rsid="00676b59" style:font-size-asian="10pt" style:font-style-asian="italic" style:font-weight-asian="normal" style:font-size-complex="10pt" style:font-style-complex="italic" style:font-weight-complex="normal"/>
    </style:style>
    <style:style style:name="P116" style:family="paragraph" style:parent-style-name="Standard">
      <style:paragraph-properties fo:margin-left="1.251cm" fo:margin-right="0cm" fo:text-align="justify" style:justify-single-word="false" fo:text-indent="0cm" style:auto-text-indent="false"/>
      <style:text-properties fo:font-size="10pt" fo:font-style="italic" fo:font-weight="normal" officeooo:rsid="0068e6df" officeooo:paragraph-rsid="0068e6df" style:font-size-asian="10pt" style:font-style-asian="italic" style:font-weight-asian="normal" style:font-size-complex="10pt" style:font-style-complex="italic" style:font-weight-complex="normal"/>
    </style:style>
    <style:style style:name="P117" style:family="paragraph" style:parent-style-name="Standard">
      <style:paragraph-properties fo:margin-left="1.251cm" fo:margin-right="0cm" fo:text-align="justify" style:justify-single-word="false" fo:text-indent="0cm" style:auto-text-indent="false"/>
      <style:text-properties fo:font-size="10pt" fo:font-style="italic" fo:font-weight="normal" officeooo:rsid="006680ac" officeooo:paragraph-rsid="0068e6df" style:font-size-asian="10pt" style:font-style-asian="italic" style:font-weight-asian="normal" style:font-size-complex="10pt" style:font-style-complex="italic" style:font-weight-complex="normal"/>
    </style:style>
    <style:style style:name="P118" style:family="paragraph" style:parent-style-name="Standard">
      <style:paragraph-properties fo:margin-left="1.251cm" fo:margin-right="0cm" fo:text-align="justify" style:justify-single-word="false" fo:text-indent="0cm" style:auto-text-indent="false"/>
      <style:text-properties fo:font-size="10pt" fo:font-style="italic" fo:font-weight="normal" officeooo:rsid="006fdfcb" officeooo:paragraph-rsid="006fdfcb" style:font-size-asian="10pt" style:font-style-asian="italic" style:font-weight-asian="normal" style:font-size-complex="10pt" style:font-style-complex="italic" style:font-weight-complex="normal"/>
    </style:style>
    <style:style style:name="P119" style:family="paragraph" style:parent-style-name="Standard">
      <style:paragraph-properties fo:margin-left="1.251cm" fo:margin-right="0cm" fo:text-align="justify" style:justify-single-word="false" fo:text-indent="0cm" style:auto-text-indent="false"/>
      <style:text-properties fo:font-size="10pt" fo:font-style="italic" fo:font-weight="bold" officeooo:rsid="00541163" officeooo:paragraph-rsid="006390a8" style:font-size-asian="10pt" style:font-style-asian="italic" style:font-weight-asian="bold" style:font-size-complex="10pt" style:font-style-complex="italic" style:font-weight-complex="bold"/>
    </style:style>
    <style:style style:name="P120" style:family="paragraph" style:parent-style-name="Standard">
      <style:paragraph-properties fo:margin-left="1.251cm" fo:margin-right="0cm" fo:text-align="justify" style:justify-single-word="false" fo:text-indent="0cm" style:auto-text-indent="false"/>
      <style:text-properties fo:font-size="10pt" fo:font-style="italic" fo:font-weight="bold" officeooo:rsid="005859d8" officeooo:paragraph-rsid="005859d8" style:font-size-asian="10pt" style:font-style-asian="italic" style:font-weight-asian="bold" style:font-size-complex="10pt" style:font-style-complex="italic" style:font-weight-complex="bold"/>
    </style:style>
    <style:style style:name="P121" style:family="paragraph" style:parent-style-name="Standard">
      <style:paragraph-properties fo:margin-left="1.251cm" fo:margin-right="0cm" fo:text-align="justify" style:justify-single-word="false" fo:text-indent="0cm" style:auto-text-indent="false"/>
      <style:text-properties fo:font-size="10pt" fo:font-style="italic" fo:font-weight="bold" officeooo:rsid="003f75f8" officeooo:paragraph-rsid="003f75f8" style:font-size-asian="10pt" style:font-style-asian="italic" style:font-weight-asian="bold" style:font-size-complex="10pt" style:font-style-complex="italic" style:font-weight-complex="bold"/>
    </style:style>
    <style:style style:name="P122"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3e5bd9" officeooo:paragraph-rsid="003e5bd9" style:font-size-asian="10pt" style:font-style-asian="normal" style:font-weight-asian="normal" style:font-size-complex="10pt" style:font-style-complex="normal" style:font-weight-complex="normal"/>
    </style:style>
    <style:style style:name="P123"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41f1d8" officeooo:paragraph-rsid="0041f1d8" style:font-size-asian="10pt" style:font-style-asian="normal" style:font-weight-asian="normal" style:font-size-complex="10pt" style:font-style-complex="normal" style:font-weight-complex="normal"/>
    </style:style>
    <style:style style:name="P124"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424866" officeooo:paragraph-rsid="00424866" style:font-size-asian="10pt" style:font-style-asian="normal" style:font-weight-asian="normal" style:font-size-complex="10pt" style:font-style-complex="normal" style:font-weight-complex="normal"/>
    </style:style>
    <style:style style:name="P125"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440915" officeooo:paragraph-rsid="00440915" style:font-size-asian="10pt" style:font-style-asian="normal" style:font-weight-asian="normal" style:font-size-complex="10pt" style:font-style-complex="normal" style:font-weight-complex="normal"/>
    </style:style>
    <style:style style:name="P126"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4901b2" officeooo:paragraph-rsid="004901b2" style:font-size-asian="10pt" style:font-style-asian="normal" style:font-weight-asian="normal" style:font-size-complex="10pt" style:font-style-complex="normal" style:font-weight-complex="normal"/>
    </style:style>
    <style:style style:name="P127"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4a393a" officeooo:paragraph-rsid="004a393a" style:font-size-asian="10pt" style:font-style-asian="normal" style:font-weight-asian="normal" style:font-size-complex="10pt" style:font-style-complex="normal" style:font-weight-complex="normal"/>
    </style:style>
    <style:style style:name="P128"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4a5900" officeooo:paragraph-rsid="004b8d46" style:font-size-asian="10pt" style:font-style-asian="normal" style:font-weight-asian="normal" style:font-size-complex="10pt" style:font-style-complex="normal" style:font-weight-complex="normal"/>
    </style:style>
    <style:style style:name="P129"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4b8d46" officeooo:paragraph-rsid="004b8d46" style:font-size-asian="10pt" style:font-style-asian="normal" style:font-weight-asian="normal" style:font-size-complex="10pt" style:font-style-complex="normal" style:font-weight-complex="normal"/>
    </style:style>
    <style:style style:name="P130"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4d8888" officeooo:paragraph-rsid="004d8888" style:font-size-asian="10pt" style:font-style-asian="normal" style:font-weight-asian="normal" style:font-size-complex="10pt" style:font-style-complex="normal" style:font-weight-complex="normal"/>
    </style:style>
    <style:style style:name="P131"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504dc4" officeooo:paragraph-rsid="005191ad" style:font-size-asian="10pt" style:font-style-asian="normal" style:font-weight-asian="normal" style:font-size-complex="10pt" style:font-style-complex="normal" style:font-weight-complex="normal"/>
    </style:style>
    <style:style style:name="P132"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541163" officeooo:paragraph-rsid="00541163" style:font-size-asian="10pt" style:font-style-asian="normal" style:font-weight-asian="normal" style:font-size-complex="10pt" style:font-style-complex="normal" style:font-weight-complex="normal"/>
    </style:style>
    <style:style style:name="P133"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541163" officeooo:paragraph-rsid="0053a1a3" style:font-size-asian="10pt" style:font-style-asian="normal" style:font-weight-asian="normal" style:font-size-complex="10pt" style:font-style-complex="normal" style:font-weight-complex="normal"/>
    </style:style>
    <style:style style:name="P134"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541163" officeooo:paragraph-rsid="005b9886" style:font-size-asian="10pt" style:font-style-asian="normal" style:font-weight-asian="normal" style:font-size-complex="10pt" style:font-style-complex="normal" style:font-weight-complex="normal"/>
    </style:style>
    <style:style style:name="P135"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541163" officeooo:paragraph-rsid="006390a8" style:font-size-asian="10pt" style:font-style-asian="normal" style:font-weight-asian="normal" style:font-size-complex="10pt" style:font-style-complex="normal" style:font-weight-complex="normal"/>
    </style:style>
    <style:style style:name="P136"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53a1a3" officeooo:paragraph-rsid="00541163" style:font-size-asian="10pt" style:font-style-asian="normal" style:font-weight-asian="normal" style:font-size-complex="10pt" style:font-style-complex="normal" style:font-weight-complex="normal"/>
    </style:style>
    <style:style style:name="P137"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53a1a3" officeooo:paragraph-rsid="0054b9d6" style:font-size-asian="10pt" style:font-style-asian="normal" style:font-weight-asian="normal" style:font-size-complex="10pt" style:font-style-complex="normal" style:font-weight-complex="normal"/>
    </style:style>
    <style:style style:name="P138"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53a1a3" officeooo:paragraph-rsid="005b9886" style:font-size-asian="10pt" style:font-style-asian="normal" style:font-weight-asian="normal" style:font-size-complex="10pt" style:font-style-complex="normal" style:font-weight-complex="normal"/>
    </style:style>
    <style:style style:name="P139"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572c1e" officeooo:paragraph-rsid="005859d8" style:font-size-asian="10pt" style:font-style-asian="normal" style:font-weight-asian="normal" style:font-size-complex="10pt" style:font-style-complex="normal" style:font-weight-complex="normal"/>
    </style:style>
    <style:style style:name="P140"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572c1e" officeooo:paragraph-rsid="00558339" style:font-size-asian="10pt" style:font-style-asian="normal" style:font-weight-asian="normal" style:font-size-complex="10pt" style:font-style-complex="normal" style:font-weight-complex="normal"/>
    </style:style>
    <style:style style:name="P141"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5859d8" officeooo:paragraph-rsid="005859d8" style:font-size-asian="10pt" style:font-style-asian="normal" style:font-weight-asian="normal" style:font-size-complex="10pt" style:font-style-complex="normal" style:font-weight-complex="normal"/>
    </style:style>
    <style:style style:name="P142"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588d53" officeooo:paragraph-rsid="00598a9a" style:font-size-asian="10pt" style:font-style-asian="normal" style:font-weight-asian="normal" style:font-size-complex="10pt" style:font-style-complex="normal" style:font-weight-complex="normal"/>
    </style:style>
    <style:style style:name="P143"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588d53" officeooo:paragraph-rsid="00588d53" style:font-size-asian="10pt" style:font-style-asian="normal" style:font-weight-asian="normal" style:font-size-complex="10pt" style:font-style-complex="normal" style:font-weight-complex="normal"/>
    </style:style>
    <style:style style:name="P144"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3e6ca7" officeooo:paragraph-rsid="003f75f8" style:font-size-asian="10pt" style:font-style-asian="normal" style:font-weight-asian="normal" style:font-size-complex="10pt" style:font-style-complex="normal" style:font-weight-complex="normal"/>
    </style:style>
    <style:style style:name="P145"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65a728" officeooo:paragraph-rsid="0065a728" style:font-size-asian="10pt" style:font-style-asian="normal" style:font-weight-asian="normal" style:font-size-complex="10pt" style:font-style-complex="normal" style:font-weight-complex="normal"/>
    </style:style>
    <style:style style:name="P146" style:family="paragraph" style:parent-style-name="Standard">
      <style:paragraph-properties fo:margin-left="1.251cm" fo:margin-right="0cm" fo:text-align="justify" style:justify-single-word="false" fo:text-indent="0cm" style:auto-text-indent="false"/>
      <style:text-properties fo:font-size="10pt" fo:font-style="normal" style:text-underline-style="none" fo:font-weight="normal" officeooo:rsid="003e6ca7" officeooo:paragraph-rsid="003c69ea" style:font-size-asian="10pt" style:font-style-asian="normal" style:font-weight-asian="normal" style:font-size-complex="10pt" style:font-style-complex="normal" style:font-weight-complex="normal"/>
    </style:style>
    <style:style style:name="P147" style:family="paragraph" style:parent-style-name="Standard">
      <style:paragraph-properties fo:margin-left="1.27cm" fo:margin-right="0cm" fo:text-align="justify" style:justify-single-word="false" fo:text-indent="0cm" style:auto-text-indent="false"/>
      <style:text-properties fo:font-size="10pt" fo:font-style="normal" fo:font-weight="normal" officeooo:rsid="00719fa2" officeooo:paragraph-rsid="00719fa2" style:font-size-asian="10pt" style:font-style-asian="normal" style:font-weight-asian="normal" style:font-size-complex="10pt" style:font-style-complex="normal" style:font-weight-complex="normal"/>
    </style:style>
    <style:style style:name="P148" style:family="paragraph" style:parent-style-name="Standard">
      <style:paragraph-properties fo:margin-left="1.27cm" fo:margin-right="0cm" fo:text-align="justify" style:justify-single-word="false" fo:text-indent="0cm" style:auto-text-indent="false"/>
      <style:text-properties fo:font-size="10pt" fo:font-style="normal" fo:font-weight="normal" officeooo:rsid="006fdfcb" officeooo:paragraph-rsid="006fdfcb" style:font-size-asian="10pt" style:font-style-asian="normal" style:font-weight-asian="normal" style:font-size-complex="10pt" style:font-style-complex="normal" style:font-weight-complex="normal"/>
    </style:style>
    <style:style style:name="P149" style:family="paragraph" style:parent-style-name="Standard">
      <style:paragraph-properties fo:margin-left="1.27cm" fo:margin-right="0cm" fo:text-align="justify" style:justify-single-word="false" fo:text-indent="0cm" style:auto-text-indent="false"/>
      <style:text-properties fo:font-size="10pt" fo:font-style="normal" fo:font-weight="normal" officeooo:rsid="0072c2fb" officeooo:paragraph-rsid="0072c2fb" style:font-size-asian="10pt" style:font-style-asian="normal" style:font-weight-asian="normal" style:font-size-complex="10pt" style:font-style-complex="normal" style:font-weight-complex="normal"/>
    </style:style>
    <style:style style:name="P150" style:family="paragraph" style:parent-style-name="Standard">
      <style:paragraph-properties fo:margin-left="1.27cm" fo:margin-right="0cm" fo:text-align="justify" style:justify-single-word="false" fo:text-indent="0cm" style:auto-text-indent="false"/>
      <style:text-properties fo:font-size="10pt" fo:font-style="normal" fo:font-weight="normal" officeooo:rsid="007c4765" officeooo:paragraph-rsid="007c4765" style:font-size-asian="10pt" style:font-style-asian="normal" style:font-weight-asian="normal" style:font-size-complex="10pt" style:font-style-complex="normal" style:font-weight-complex="normal"/>
    </style:style>
    <style:style style:name="P151" style:family="paragraph" style:parent-style-name="Standard">
      <style:paragraph-properties fo:margin-left="1.27cm" fo:margin-right="0cm" fo:text-align="justify" style:justify-single-word="false" fo:text-indent="0cm" style:auto-text-indent="false"/>
      <style:text-properties fo:font-size="10pt" fo:font-style="normal" fo:font-weight="normal" officeooo:rsid="0075ae26" officeooo:paragraph-rsid="0075ae26" style:font-size-asian="10pt" style:font-style-asian="normal" style:font-weight-asian="normal" style:font-size-complex="10pt" style:font-style-complex="normal" style:font-weight-complex="normal"/>
    </style:style>
    <style:style style:name="P152" style:family="paragraph" style:parent-style-name="Standard" style:list-style-name="L1"/>
    <style:style style:name="P153" style:family="paragraph" style:parent-style-name="Standard" style:list-style-name="L1">
      <style:paragraph-properties fo:text-align="justify" style:justify-single-word="false"/>
      <style:text-properties officeooo:rsid="0018537f" officeooo:paragraph-rsid="0018537f"/>
    </style:style>
    <style:style style:name="P154" style:family="paragraph" style:parent-style-name="Standard" style:list-style-name="L1">
      <style:paragraph-properties fo:text-align="justify" style:justify-single-word="false"/>
      <style:text-properties officeooo:rsid="00190f04" officeooo:paragraph-rsid="00190f04"/>
    </style:style>
    <style:style style:name="P155" style:family="paragraph" style:parent-style-name="Standard">
      <style:paragraph-properties fo:text-align="justify" style:justify-single-word="false"/>
      <style:text-properties fo:font-size="12pt" fo:font-style="italic" fo:font-weight="normal" officeooo:rsid="007c6375" officeooo:paragraph-rsid="007c6375" style:font-size-asian="10.5pt" style:font-style-asian="italic" style:font-weight-asian="normal" style:font-size-complex="12pt" style:font-style-complex="italic" style:font-weight-complex="normal"/>
    </style:style>
    <style:style style:name="P156" style:family="paragraph" style:parent-style-name="Standard">
      <style:paragraph-properties fo:text-align="justify" style:justify-single-word="false"/>
      <style:text-properties fo:font-size="12pt" fo:font-style="normal" fo:font-weight="normal" officeooo:rsid="00816944" officeooo:paragraph-rsid="0081a76d"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justify" style:justify-single-word="false"/>
      <style:text-properties fo:font-size="12pt" fo:font-style="normal" fo:font-weight="normal" officeooo:rsid="00881399" officeooo:paragraph-rsid="00881399"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justify" style:justify-single-word="false"/>
      <style:text-properties fo:font-size="12pt" fo:font-style="normal" fo:font-weight="normal" officeooo:rsid="008943dd" officeooo:paragraph-rsid="008943dd"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justify" style:justify-single-word="false"/>
      <style:text-properties fo:font-size="12pt" fo:font-style="normal" fo:font-weight="normal" officeooo:rsid="008ff27f" officeooo:paragraph-rsid="008ff27f"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justify" style:justify-single-word="false"/>
      <style:text-properties fo:font-size="12pt" fo:font-style="normal" fo:font-weight="bold" officeooo:rsid="00881399" officeooo:paragraph-rsid="00881399" style:font-size-asian="10.5pt" style:font-style-asian="normal" style:font-weight-asian="bold" style:font-size-complex="12pt" style:font-style-complex="normal" style:font-weight-complex="bold"/>
    </style:style>
    <style:style style:name="P161" style:family="paragraph" style:parent-style-name="Standard">
      <style:paragraph-properties fo:text-align="justify" style:justify-single-word="false"/>
      <style:text-properties fo:font-size="10pt" fo:font-style="normal" fo:font-weight="normal" officeooo:rsid="008943dd" officeooo:paragraph-rsid="008943dd" style:font-size-asian="10pt" style:font-style-asian="normal" style:font-weight-asian="normal" style:font-size-complex="10pt" style:font-style-complex="normal" style:font-weight-complex="normal"/>
    </style:style>
    <style:style style:name="P162" style:family="paragraph" style:parent-style-name="Standard">
      <style:paragraph-properties fo:margin-left="1.27cm" fo:margin-right="0cm" fo:text-align="justify" style:justify-single-word="false" fo:text-indent="0cm" style:auto-text-indent="false"/>
      <style:text-properties fo:font-size="10pt" fo:font-style="italic" fo:font-weight="normal" officeooo:rsid="007f1771" officeooo:paragraph-rsid="007f1771" style:font-size-asian="10pt" style:font-style-asian="italic" style:font-weight-asian="normal" style:font-size-complex="10pt" style:font-style-complex="italic" style:font-weight-complex="normal"/>
    </style:style>
    <style:style style:name="P163" style:family="paragraph" style:parent-style-name="Standard">
      <style:paragraph-properties fo:margin-left="1.27cm" fo:margin-right="0cm" fo:text-align="justify" style:justify-single-word="false" fo:text-indent="0cm" style:auto-text-indent="false"/>
      <style:text-properties fo:font-size="10pt" fo:font-style="normal" fo:font-weight="normal" officeooo:rsid="008b6dbd" officeooo:paragraph-rsid="008b6dbd" style:font-size-asian="10pt" style:font-style-asian="normal" style:font-weight-asian="normal" style:font-size-complex="10pt" style:font-style-complex="normal" style:font-weight-complex="normal"/>
    </style:style>
    <style:style style:name="P164" style:family="paragraph" style:parent-style-name="Standard">
      <style:paragraph-properties fo:margin-left="1.27cm" fo:margin-right="0cm" fo:text-align="justify" style:justify-single-word="false" fo:text-indent="0cm" style:auto-text-indent="false"/>
      <style:text-properties fo:font-size="10pt" fo:font-style="normal" fo:font-weight="normal" officeooo:rsid="008e5695" officeooo:paragraph-rsid="008e5695" style:font-size-asian="10pt" style:font-style-asian="normal" style:font-weight-asian="normal" style:font-size-complex="10pt" style:font-style-complex="normal" style:font-weight-complex="normal"/>
    </style:style>
    <style:style style:name="P165" style:family="paragraph" style:parent-style-name="Standard">
      <style:paragraph-properties fo:margin-left="1.27cm" fo:margin-right="0cm" fo:text-align="justify" style:justify-single-word="false" fo:text-indent="0cm" style:auto-text-indent="false"/>
      <style:text-properties fo:font-size="10pt" fo:font-style="normal" fo:font-weight="normal" officeooo:rsid="0091ba7e" officeooo:paragraph-rsid="0091ba7e" style:font-size-asian="10pt" style:font-style-asian="normal" style:font-weight-asian="normal" style:font-size-complex="10pt" style:font-style-complex="normal" style:font-weight-complex="normal"/>
    </style:style>
    <style:style style:name="P166" style:family="paragraph" style:parent-style-name="Standard">
      <style:paragraph-properties fo:margin-left="1.27cm" fo:margin-right="0cm" fo:text-align="justify" style:justify-single-word="false" fo:text-indent="0cm" style:auto-text-indent="false"/>
      <style:text-properties fo:font-size="10pt" fo:font-style="normal" fo:font-weight="normal" officeooo:rsid="0091f55c" officeooo:paragraph-rsid="0091f55c" style:font-size-asian="10pt" style:font-style-asian="normal" style:font-weight-asian="normal" style:font-size-complex="10pt" style:font-style-complex="normal" style:font-weight-complex="normal"/>
    </style:style>
    <style:style style:name="P167" style:family="paragraph" style:parent-style-name="Standard">
      <style:paragraph-properties fo:margin-left="1.27cm" fo:margin-right="0cm" fo:text-align="justify" style:justify-single-word="false" fo:text-indent="0cm" style:auto-text-indent="false"/>
      <style:text-properties fo:font-size="10pt" fo:font-style="normal" fo:font-weight="normal" officeooo:rsid="008ff27f" officeooo:paragraph-rsid="008ff27f" style:font-size-asian="10pt" style:font-style-asian="normal" style:font-weight-asian="normal" style:font-size-complex="10pt" style:font-style-complex="normal" style:font-weight-complex="normal"/>
    </style:style>
    <style:style style:name="P168" style:family="paragraph" style:parent-style-name="Standard">
      <style:paragraph-properties fo:margin-left="1.251cm" fo:margin-right="0cm" fo:text-align="justify" style:justify-single-word="false" fo:text-indent="0cm" style:auto-text-indent="false"/>
      <style:text-properties fo:font-size="10pt" fo:font-style="normal" fo:font-weight="normal" officeooo:rsid="00504dc4" officeooo:paragraph-rsid="0091ba7e" style:font-size-asian="10pt" style:font-style-asian="normal" style:font-weight-asian="normal" style:font-size-complex="10pt" style:font-style-complex="normal" style:font-weight-complex="normal"/>
    </style:style>
    <style:style style:name="T1" style:family="text">
      <style:text-properties officeooo:rsid="00190f04"/>
    </style:style>
    <style:style style:name="T2" style:family="text">
      <style:text-properties fo:font-style="italic" style:font-style-asian="italic" style:font-style-complex="italic"/>
    </style:style>
    <style:style style:name="T3" style:family="text">
      <style:text-properties fo:font-style="italic" officeooo:rsid="00215901" style:font-style-asian="italic" style:font-style-complex="italic"/>
    </style:style>
    <style:style style:name="T4" style:family="text">
      <style:text-properties fo:font-style="italic" officeooo:rsid="0027cf85" style:font-style-asian="italic" style:font-style-complex="italic"/>
    </style:style>
    <style:style style:name="T5" style:family="text">
      <style:text-properties fo:font-style="italic" officeooo:rsid="003132e3" style:font-style-asian="italic" style:font-style-complex="italic"/>
    </style:style>
    <style:style style:name="T6" style:family="text">
      <style:text-properties fo:font-style="italic" officeooo:rsid="006680ac" style:font-style-asian="italic" style:font-style-complex="italic"/>
    </style:style>
    <style:style style:name="T7" style:family="text">
      <style:text-properties fo:font-style="italic" officeooo:rsid="006d56dc" style:font-style-asian="italic" style:font-style-complex="italic"/>
    </style:style>
    <style:style style:name="T8" style:family="text">
      <style:text-properties fo:font-style="italic" officeooo:rsid="006fdfcb" style:font-style-asian="italic" style:font-style-complex="italic"/>
    </style:style>
    <style:style style:name="T9" style:family="text">
      <style:text-properties fo:font-style="italic" officeooo:rsid="00709c11" style:font-style-asian="italic" style:font-style-complex="italic"/>
    </style:style>
    <style:style style:name="T10" style:family="text">
      <style:text-properties fo:font-style="italic" officeooo:rsid="007623e8" style:font-style-asian="italic" style:font-style-complex="italic"/>
    </style:style>
    <style:style style:name="T11" style:family="text">
      <style:text-properties fo:font-style="italic" officeooo:rsid="0076e102" style:font-style-asian="italic" style:font-style-complex="italic"/>
    </style:style>
    <style:style style:name="T12" style:family="text">
      <style:text-properties fo:font-style="italic" officeooo:rsid="0077277a" style:font-style-asian="italic" style:font-style-complex="italic"/>
    </style:style>
    <style:style style:name="T13" style:family="text">
      <style:text-properties fo:font-style="italic" officeooo:rsid="008251dd" style:font-style-asian="italic" style:font-style-complex="italic"/>
    </style:style>
    <style:style style:name="T14" style:family="text">
      <style:text-properties fo:font-style="italic" officeooo:rsid="008b6dbd"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90f04"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60d753" style:font-style-asian="italic" style:font-weight-asian="normal" style:font-style-complex="italic" style:font-weight-complex="normal"/>
    </style:style>
    <style:style style:name="T19" style:family="text">
      <style:text-properties fo:font-weight="bold" style:font-weight-asian="bold" style:font-weight-complex="bold"/>
    </style:style>
    <style:style style:name="T20" style:family="text">
      <style:text-properties fo:font-weight="bold" officeooo:rsid="0027cf85" style:font-weight-asian="bold" style:font-weight-complex="bold"/>
    </style:style>
    <style:style style:name="T21" style:family="text">
      <style:text-properties fo:font-weight="bold" officeooo:rsid="002d2c9e" style:font-weight-asian="bold" style:font-weight-complex="bold"/>
    </style:style>
    <style:style style:name="T22" style:family="text">
      <style:text-properties fo:font-weight="bold" officeooo:rsid="002dd0ed" style:font-weight-asian="bold" style:font-weight-complex="bold"/>
    </style:style>
    <style:style style:name="T23" style:family="text">
      <style:text-properties fo:font-weight="bold" officeooo:rsid="002f82e1" style:font-weight-asian="bold" style:font-weight-complex="bold"/>
    </style:style>
    <style:style style:name="T24" style:family="text">
      <style:text-properties officeooo:rsid="001a741b"/>
    </style:style>
    <style:style style:name="T25" style:family="text">
      <style:text-properties officeooo:rsid="001dbb54"/>
    </style:style>
    <style:style style:name="T26" style:family="text">
      <style:text-properties officeooo:rsid="001f6556"/>
    </style:style>
    <style:style style:name="T27" style:family="text">
      <style:text-properties officeooo:rsid="001ff053"/>
    </style:style>
    <style:style style:name="T28" style:family="text">
      <style:text-properties officeooo:rsid="00215901"/>
    </style:style>
    <style:style style:name="T29" style:family="text">
      <style:text-properties officeooo:rsid="00247914"/>
    </style:style>
    <style:style style:name="T30" style:family="text">
      <style:text-properties officeooo:rsid="00273686"/>
    </style:style>
    <style:style style:name="T31" style:family="text">
      <style:text-properties fo:font-style="normal" style:font-style-asian="normal" style:font-style-complex="normal"/>
    </style:style>
    <style:style style:name="T32" style:family="text">
      <style:text-properties fo:font-style="normal" officeooo:rsid="0065a728"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356751" style:font-style-asian="normal" style:font-weight-asian="normal" style:font-style-complex="normal" style:font-weight-complex="normal"/>
    </style:style>
    <style:style style:name="T35" style:family="text">
      <style:text-properties fo:font-style="normal" fo:font-weight="normal" officeooo:rsid="003754f7" style:font-style-asian="normal" style:font-weight-asian="normal" style:font-style-complex="normal" style:font-weight-complex="normal"/>
    </style:style>
    <style:style style:name="T36" style:family="text">
      <style:text-properties fo:font-style="normal" fo:font-weight="normal" officeooo:rsid="00395216" style:font-style-asian="normal" style:font-weight-asian="normal" style:font-style-complex="normal" style:font-weight-complex="normal"/>
    </style:style>
    <style:style style:name="T37" style:family="text">
      <style:text-properties fo:font-style="normal" fo:font-weight="normal" officeooo:rsid="003e5bd9" style:font-style-asian="normal" style:font-weight-asian="normal" style:font-style-complex="normal" style:font-weight-complex="normal"/>
    </style:style>
    <style:style style:name="T38" style:family="text">
      <style:text-properties fo:font-style="normal" fo:font-weight="normal" officeooo:rsid="003e6ca7" style:font-style-asian="normal" style:font-weight-asian="normal" style:font-style-complex="normal" style:font-weight-complex="normal"/>
    </style:style>
    <style:style style:name="T39" style:family="text">
      <style:text-properties fo:font-style="normal" fo:font-weight="normal" officeooo:rsid="0047ae5e" style:font-style-asian="normal" style:font-weight-asian="normal" style:font-style-complex="normal" style:font-weight-complex="normal"/>
    </style:style>
    <style:style style:name="T40" style:family="text">
      <style:text-properties fo:font-style="normal" fo:font-weight="normal" officeooo:rsid="00483713" style:font-style-asian="normal" style:font-weight-asian="normal" style:font-style-complex="normal" style:font-weight-complex="normal"/>
    </style:style>
    <style:style style:name="T41" style:family="text">
      <style:text-properties fo:font-style="normal" fo:font-weight="normal" officeooo:rsid="004a393a" style:font-style-asian="normal" style:font-weight-asian="normal" style:font-style-complex="normal" style:font-weight-complex="normal"/>
    </style:style>
    <style:style style:name="T42" style:family="text">
      <style:text-properties fo:font-style="normal" fo:font-weight="normal" officeooo:rsid="004a5900" style:font-style-asian="normal" style:font-weight-asian="normal" style:font-style-complex="normal" style:font-weight-complex="normal"/>
    </style:style>
    <style:style style:name="T43" style:family="text">
      <style:text-properties fo:font-style="normal" fo:font-weight="normal" officeooo:rsid="004b0eef" style:font-style-asian="normal" style:font-weight-asian="normal" style:font-style-complex="normal" style:font-weight-complex="normal"/>
    </style:style>
    <style:style style:name="T44" style:family="text">
      <style:text-properties fo:font-style="normal" fo:font-weight="normal" officeooo:rsid="00504dc4" style:font-style-asian="normal" style:font-weight-asian="normal" style:font-style-complex="normal" style:font-weight-complex="normal"/>
    </style:style>
    <style:style style:name="T45" style:family="text">
      <style:text-properties fo:font-style="normal" fo:font-weight="normal" officeooo:rsid="005232da" style:font-style-asian="normal" style:font-weight-asian="normal" style:font-style-complex="normal" style:font-weight-complex="normal"/>
    </style:style>
    <style:style style:name="T46" style:family="text">
      <style:text-properties fo:font-style="normal" fo:font-weight="normal" officeooo:rsid="00541163" style:font-style-asian="normal" style:font-weight-asian="normal" style:font-style-complex="normal" style:font-weight-complex="normal"/>
    </style:style>
    <style:style style:name="T47" style:family="text">
      <style:text-properties fo:font-style="normal" fo:font-weight="normal" officeooo:rsid="00558339" style:font-style-asian="normal" style:font-weight-asian="normal" style:font-style-complex="normal" style:font-weight-complex="normal"/>
    </style:style>
    <style:style style:name="T48" style:family="text">
      <style:text-properties fo:font-style="normal" fo:font-weight="normal" officeooo:rsid="00572c1e" style:font-style-asian="normal" style:font-weight-asian="normal" style:font-style-complex="normal" style:font-weight-complex="normal"/>
    </style:style>
    <style:style style:name="T49" style:family="text">
      <style:text-properties fo:font-style="normal" fo:font-weight="normal" officeooo:rsid="005eb974" style:font-style-asian="normal" style:font-weight-asian="normal" style:font-style-complex="normal" style:font-weight-complex="normal"/>
    </style:style>
    <style:style style:name="T50" style:family="text">
      <style:text-properties fo:font-style="normal" fo:font-weight="normal" officeooo:rsid="006390a8" style:font-style-asian="normal" style:font-weight-asian="normal" style:font-style-complex="normal" style:font-weight-complex="normal"/>
    </style:style>
    <style:style style:name="T51" style:family="text">
      <style:text-properties fo:font-style="normal" fo:font-weight="normal" officeooo:rsid="00659276" style:font-style-asian="normal" style:font-weight-asian="normal" style:font-style-complex="normal" style:font-weight-complex="normal"/>
    </style:style>
    <style:style style:name="T52" style:family="text">
      <style:text-properties fo:font-style="normal" fo:font-weight="normal" officeooo:rsid="0065a728" style:font-style-asian="normal" style:font-weight-asian="normal" style:font-style-complex="normal" style:font-weight-complex="normal"/>
    </style:style>
    <style:style style:name="T53" style:family="text">
      <style:text-properties officeooo:rsid="0027cf85"/>
    </style:style>
    <style:style style:name="T54" style:family="text">
      <style:text-properties officeooo:rsid="0028d156"/>
    </style:style>
    <style:style style:name="T55" style:family="text">
      <style:text-properties officeooo:rsid="002b49dc"/>
    </style:style>
    <style:style style:name="T56" style:family="text">
      <style:text-properties officeooo:rsid="002d2c9e"/>
    </style:style>
    <style:style style:name="T57" style:family="text">
      <style:text-properties officeooo:rsid="002dd0ed"/>
    </style:style>
    <style:style style:name="T58" style:family="text">
      <style:text-properties officeooo:rsid="003132e3"/>
    </style:style>
    <style:style style:name="T59" style:family="text">
      <style:text-properties fo:font-weight="normal" style:font-weight-asian="normal" style:font-weight-complex="normal"/>
    </style:style>
    <style:style style:name="T60" style:family="text">
      <style:text-properties fo:font-weight="normal" officeooo:rsid="003754f7" style:font-weight-asian="normal" style:font-weight-complex="normal"/>
    </style:style>
    <style:style style:name="T61" style:family="text">
      <style:text-properties fo:font-weight="normal" officeooo:rsid="00395216" style:font-weight-asian="normal" style:font-weight-complex="normal"/>
    </style:style>
    <style:style style:name="T62" style:family="text">
      <style:text-properties fo:font-weight="normal" officeooo:rsid="003e5bd9" style:font-weight-asian="normal" style:font-weight-complex="normal"/>
    </style:style>
    <style:style style:name="T63" style:family="text">
      <style:text-properties fo:font-weight="normal" officeooo:rsid="0047ae5e" style:font-weight-asian="normal" style:font-weight-complex="normal"/>
    </style:style>
    <style:style style:name="T64" style:family="text">
      <style:text-properties fo:font-weight="normal" officeooo:rsid="00483713" style:font-weight-asian="normal" style:font-weight-complex="normal"/>
    </style:style>
    <style:style style:name="T65" style:family="text">
      <style:text-properties fo:font-weight="normal" officeooo:rsid="005232da" style:font-weight-asian="normal" style:font-weight-complex="normal"/>
    </style:style>
    <style:style style:name="T66" style:family="text">
      <style:text-properties fo:font-weight="normal" officeooo:rsid="00541163" style:font-weight-asian="normal" style:font-weight-complex="normal"/>
    </style:style>
    <style:style style:name="T67" style:family="text">
      <style:text-properties fo:font-weight="normal" officeooo:rsid="00572c1e" style:font-weight-asian="normal" style:font-weight-complex="normal"/>
    </style:style>
    <style:style style:name="T68" style:family="text">
      <style:text-properties fo:font-weight="normal" officeooo:rsid="005eb974" style:font-weight-asian="normal" style:font-weight-complex="normal"/>
    </style:style>
    <style:style style:name="T69" style:family="text">
      <style:text-properties fo:font-weight="normal" officeooo:rsid="0060d753" style:font-weight-asian="normal" style:font-weight-complex="normal"/>
    </style:style>
    <style:style style:name="T70" style:family="text">
      <style:text-properties fo:font-weight="normal" officeooo:rsid="00624e3f" style:font-weight-asian="normal" style:font-weight-complex="normal"/>
    </style:style>
    <style:style style:name="T71" style:family="text">
      <style:text-properties fo:font-weight="normal" officeooo:rsid="00659276" style:font-weight-asian="normal" style:font-weight-complex="normal"/>
    </style:style>
    <style:style style:name="T72" style:family="text">
      <style:text-properties fo:font-weight="normal" officeooo:rsid="0065a728" style:font-weight-asian="normal" style:font-weight-complex="normal"/>
    </style:style>
    <style:style style:name="T73" style:family="text">
      <style:text-properties officeooo:rsid="00347e97"/>
    </style:style>
    <style:style style:name="T74" style:family="text">
      <style:text-properties officeooo:rsid="0054b9d6"/>
    </style:style>
    <style:style style:name="T75" style:family="text">
      <style:text-properties officeooo:rsid="00558339"/>
    </style:style>
    <style:style style:name="T76" style:family="text">
      <style:text-properties officeooo:rsid="005b9886"/>
    </style:style>
    <style:style style:name="T77" style:family="text">
      <style:text-properties officeooo:rsid="005eb974"/>
    </style:style>
    <style:style style:name="T78" style:family="text">
      <style:text-properties officeooo:rsid="006569c6"/>
    </style:style>
    <style:style style:name="T79" style:family="text">
      <style:text-properties officeooo:rsid="0065a728"/>
    </style:style>
    <style:style style:name="T80" style:family="text">
      <style:text-properties officeooo:rsid="006680ac"/>
    </style:style>
    <style:style style:name="T81" style:family="text">
      <style:text-properties officeooo:rsid="00676b59"/>
    </style:style>
    <style:style style:name="T82" style:family="text">
      <style:text-properties officeooo:rsid="0068e6df"/>
    </style:style>
    <style:style style:name="T83" style:family="text">
      <style:text-properties officeooo:rsid="006d56dc"/>
    </style:style>
    <style:style style:name="T84" style:family="text">
      <style:text-properties officeooo:rsid="006ee494"/>
    </style:style>
    <style:style style:name="T85" style:family="text">
      <style:text-properties officeooo:rsid="006ef995"/>
    </style:style>
    <style:style style:name="T86" style:family="text">
      <style:text-properties officeooo:rsid="006fdfcb"/>
    </style:style>
    <style:style style:name="T87" style:family="text">
      <style:text-properties officeooo:rsid="00709c11"/>
    </style:style>
    <style:style style:name="T88" style:family="text">
      <style:text-properties officeooo:rsid="007623e8"/>
    </style:style>
    <style:style style:name="T89" style:family="text">
      <style:text-properties officeooo:rsid="0076e102"/>
    </style:style>
    <style:style style:name="T90" style:family="text">
      <style:text-properties officeooo:rsid="0077277a"/>
    </style:style>
    <style:style style:name="T91" style:family="text">
      <style:text-properties officeooo:rsid="007c4765"/>
    </style:style>
    <style:style style:name="T92" style:family="text">
      <style:text-properties officeooo:rsid="007fa847"/>
    </style:style>
    <style:style style:name="T93" style:family="text">
      <style:text-properties officeooo:rsid="0081a76d"/>
    </style:style>
    <style:style style:name="T94" style:family="text">
      <style:text-properties officeooo:rsid="008251dd"/>
    </style:style>
    <style:style style:name="T95" style:family="text">
      <style:text-properties officeooo:rsid="0082d151"/>
    </style:style>
    <style:style style:name="T96" style:family="text">
      <style:text-properties officeooo:rsid="00873a24"/>
    </style:style>
    <style:style style:name="T97" style:family="text">
      <style:text-properties officeooo:rsid="008b6dbd"/>
    </style:style>
    <style:style style:name="T98" style:family="text">
      <style:text-properties officeooo:rsid="0091f55c"/>
    </style:style>
    <style:style style:name="T99" style:family="text">
      <style:text-properties officeooo:rsid="0092800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ducción libro</text:p>
      <text:p text:style-name="P1"/>
      <text:p text:style-name="P2">Violent Python</text:p>
      <text:p text:style-name="P2">A Cookbook for Hackers,</text:p>
      <text:p text:style-name="P2">Forensic Analysts,</text:p>
      <text:p text:style-name="P2">Penetration Testers and</text:p>
      <text:p text:style-name="P2">Security Engineers</text:p>
      <text:p text:style-name="P2"/>
      <text:p text:style-name="P3"/>
      <text:p text:style-name="P55"/>
      <text:p text:style-name="P1">CAPITULO 1</text:p>
      <text:p text:style-name="P1"/>
      <text:p text:style-name="P1">INTRODUCCIÓN</text:p>
      <text:p text:style-name="P1"/>
      <text:p text:style-name="P3">Información desarrollada en este capitulo:</text:p>
      <text:p text:style-name="P3"/>
      <text:list xml:id="list3123211073926369101" text:style-name="L1">
        <text:list-item>
          <text:p text:style-name="P153">Preparar el ambiente de desarrollo para Python.</text:p>
        </text:list-item>
        <text:list-item>
          <text:p text:style-name="P153">Introducción al lenguaje de programación Python.</text:p>
        </text:list-item>
        <text:list-item>
          <text:p text:style-name="P153">Breve explicación sobre variables, tipos de datos, cadenas, listas, diccionarios y funciones.</text:p>
        </text:list-item>
        <text:list-item>
          <text:p text:style-name="P154">Trabajo con redes, iteraciones, selección, manejo de excepciones y módulos.</text:p>
        </text:list-item>
        <text:list-item>
          <text:p text:style-name="P154">Escribe primer programa en python, <text:span text:style-name="T15">Cracker Pasword</text:span>.</text:p>
        </text:list-item>
        <text:list-item>
          <text:p text:style-name="P152"><text:span text:style-name="T1">Escribe tu segundo programa en python, </text:span><text:span text:style-name="T16">Cracker un archivo zip mediante fuerza bruta</text:span><text:span text:style-name="T2">.</text:span></text:p>
        </text:list-item>
      </text:list>
      <text:p text:style-name="P10"/>
      <text:p text:style-name="P11">Para mi, el aspecto más extraordinario de las artes marciales radica en su simplicidad. La forma más sencilla es también la correcta, no hay nada absoluto en las artes marciales; al acercarnos más al verdadero camino de las artes marciales, menos desperdicio de la expresión hay.</text:p>
      <text:p text:style-name="P12">- el maestro Bruce Lee, fundador de Jeet Kune Do</text:p>
      <text:p text:style-name="P12"/>
      <text:p text:style-name="P4">INTRODUCCIÓN: UNA PRUEBA DE INTRUSIÓN CON PYTHON</text:p>
      <text:p text:style-name="P4"/>
      <text:p text:style-name="P5">Recientemente, un amigo mio <text:span text:style-name="T24">realizó una prueba de intrusión al sistema de seguridad informático de la compañía Fortune 500. La compañía había establecido y mantenía un excelente sistema de seguridad, el eventualmente encontró una vulnerabilidad en un servidor sin actualizar. En unos minutos, usando herramientas open source comprometió el sistema y obtuvo los permisos de administrador para acceder al sistema. Luego escaneo los servidores restantes como a todos los clientes y no encontró vulnerabilidades adicionales. En este punto su evaluación terminó y comenzó la verdadera prueba de intrusión.</text:span></text:p>
      <text:p text:style-name="P5"/>
      <text:p text:style-name="P6">Abriendo el editor de texto de su preferencia, mi amigo desarrollo un script en Python para probar las credenciales encontradas en el servidor en el resto de las máquinas de la red. Literalmente, minutos más tarde, había obtenido el acceso de administrador en 100 equipos de la red. <text:span text:style-name="T25">Sin embargo, al hacerlo, se le presentó un problema inmanejables. El sabía que los administradores del sistema al enterarse de su ataque denegarían su acceso, así que rápidamente realizó una revisión de los equipos explotados para encontrar donde instalar un backdoor.</text:span></text:p>
      <text:p text:style-name="P6"/>
      <text:p text:style-name="P7">Luego de examinar el documento de alcance de las pruebas de intrusión, mi amigo comprendió que su cliente daba mucha importancia a la seguridad del controlador del dominio. Sabiendo que el administrador había iniciado sesión en el controlador del dominio, con una cuenta completamente diferente a la cuenta de administrador, escribió un pequeño script para revisar 100 equipos e iniciar sesión como usuario. Al poco tiempo, mi amigo se enteró que el administrador había iniciado sesión en una de las máquinas. La revisión y clasificación de las maquina fue en esencia completa, ahora mi amigo sabía ahora donde continuar con su asalto.</text:p>
      <text:p text:style-name="P7"/>
      <text:p text:style-name="P7">La habilidad de mi amigo de reaccionar creativamente de forma rápida y bajo presión lo convirtió en un tester de seguridad o pentesting. El realizó sus propias herramientas <text:s/><text:span text:style-name="T26">en base a pequeños script que comprometieron completamente la compañía Fortune 500. Un pequeño script en python garantizó su acceso a100 estaciones de trabajo, otro pequeño script le permitió revisar y clasificarlas antes de que un administrador desconectara su acceso. Crear tus propias armas para resolver tus problemas te convierte en un verdadero pentester.</text:span></text:p>
      <text:p text:style-name="P7"/>
      <text:p text:style-name="P8">Comenzaremos nuestro viaje de aprendizaje, instalando nuestro ambiente de desarrollo.</text:p>
      <text:p text:style-name="P8"><text:soft-page-break/></text:p>
      <text:p text:style-name="P13">INSTALANDO NUESTRO AMBIENTE DE DESARROLLO:</text:p>
      <text:p text:style-name="P13"/>
      <text:p text:style-name="P8">El sitio de descargas de python provee un repositorio de instaladores para sistemas operativos Windows, Mac OS y Linux. Si estas utilizando Mac OS X o Linux, es muy probable que el interprete ya este instalado en tu sistema. El descargar un instalador nos proveerá el intérprete de python, la librería estándar y varios módulos integrados. La librería estándar y los módulos integrados proporcionan un amplio rango de <text:span text:style-name="T27">capacidades, incluyendo tipos de datos, manejo de excepciones, numéricas y módulos matemáticos, capacidad de manejo de archivos, servicios de criptografía, interoperatibilidad con el sistema operativo, manejo de data en internet, interacción con protocolos IP, entre otros módulos muy útiles. Sin embargo, un programador puede fácilmente instalar paquetes desarrollados por terceros. Una lista de paquetes desarrollados por terceros esta disponible en </text:span><text:a xlink:type="simple" xlink:href="http://pypi.python.org/pypi/" text:style-name="Internet_20_link" text:visited-style-name="Visited_20_Internet_20_Link"><text:span text:style-name="T27">http://pypi.python.org/pypi/</text:span></text:a><text:span text:style-name="T27">.</text:span></text:p>
      <text:p text:style-name="P8"/>
      <text:p text:style-name="P14">Instalando librerías de terceros:</text:p>
      <text:p text:style-name="P14"/>
      <text:p text:style-name="P9">En el capítulo 2, utilizaremos el <text:span text:style-name="T2">python-nmap</text:span> un paquete que nos sirve para analizar los resultados de nmap. El siguiente ejemplo muestra como descargar e instalar el paquete <text:span text:style-name="T2">python-nmap </text:span>(realmente cualquier paquete). Una vez que hayamos guardado el paquete en un archivo local, descomprimimos el contenido e ingresamos a la carpeta donde descomprimimos los archivos. Desde este directorio de trabajo, usaremos el comando <text:span text:style-name="T2">python setup.py install,</text:span> que instalará el paquete <text:span text:style-name="T2">python-nmap. </text:span><text:span text:style-name="T28">La instalación de la mayoría de los paquetes de terceros seguirá los mismos pasos de descarga, descomprimir, y luego el uso del comando </text:span><text:span text:style-name="T3">python setup.py install</text:span><text:span text:style-name="T28"> para la instalación.</text:span></text:p>
      <text:p text:style-name="P9"/>
      <text:p text:style-name="P15">programmer:~# <text:span text:style-name="T19">wget </text:span><text:a xlink:type="simple" xlink:href="http://xael.org/norman/python/python-nmap/python-nmap-0.2.4.tar.gz" text:style-name="Internet_20_link" text:visited-style-name="Visited_20_Internet_20_Link"><text:span text:style-name="T19">http://xael.org/norman/python/python-nmap/python-nmap-0.2.4.tar.gz</text:span></text:a><text:span text:style-name="T19"> -On map.tar.gz</text:span></text:p>
      <text:p text:style-name="P28"/>
      <text:p text:style-name="P15">- - 2012-04-24 15:51:51 - - http<text:span text:style-name="T19">//</text:span>xael.org/norman/python/python-nmap/python-nmap-0.2.4.tar.gz</text:p>
      <text:p text:style-name="P15">Resolving xael.org … 194.36.166.10</text:p>
      <text:p text:style-name="P15">Connecting to xael.org|194.36.166.10|:80… connected</text:p>
      <text:p text:style-name="P15">HTTP request sent. Awaiting response… 200 OK</text:p>
      <text:p text:style-name="P15">Length: 29620 (29K) [application/x-gzip]</text:p>
      <text:p text:style-name="P15">Saving to: ‘nmap.tar.gz’</text:p>
      <text:p text:style-name="P15">100%[==============================================================================</text:p>
      <text:p text:style-name="P15"><text:s text:c="11"/>==============================================================================</text:p>
      <text:p text:style-name="P15"><text:s text:c="11"/>================================&gt;] 29.620.60.8K/s in 0.5s</text:p>
      <text:p text:style-name="P15">- - 2012-04-24 15:51:51 <text:s/>(60.8 KB/s) - ‘nmap.tar.gz’ saved [29620/29620]</text:p>
      <text:p text:style-name="P15"/>
      <text:p text:style-name="P15">programmer:~# <text:span text:style-name="T19">tar <text:s text:c="2"/>-xzf <text:s text:c="2"/>nmap.tar.gz</text:span></text:p>
      <text:p text:style-name="P15">programmer:~# <text:span text:style-name="T19">cd python-nmap-0.2.4/</text:span></text:p>
      <text:p text:style-name="P15">programmer:~/python-nmap-0.2.4# <text:span text:style-name="T19">python <text:s text:c="2"/>setup.py <text:s text:c="2"/>install</text:span></text:p>
      <text:p text:style-name="P28"/>
      <text:p text:style-name="P31">running install</text:p>
      <text:p text:style-name="P31">running build</text:p>
      <text:p text:style-name="P31">running build_py</text:p>
      <text:p text:style-name="P31">creating build</text:p>
      <text:p text:style-name="P31">creating build/lib.linux-x86_64-2.6</text:p>
      <text:p text:style-name="P31">creating build/lib.linux-x86_64-2.6/nmap</text:p>
      <text:p text:style-name="P32">copying nmap/__init__.py → build/lib.linux-x86_64-2.6/nmap</text:p>
      <text:p text:style-name="P32">copying nmap/example.py → build/lib.linux-x86_64-2.6/nmap</text:p>
      <text:p text:style-name="P32">copying nmap/nmap.py → build/lib.linux-x86_64-2.6/nmap</text:p>
      <text:p text:style-name="P32">tunning install_lib</text:p>
      <text:p text:style-name="P32">creating /usr/local/lib/python-x86_64-2.6/dist-packages/nmap</text:p>
      <text:p text:style-name="P32">copying build/lib.linux-x86_64-2.6/nmap/example.py → /usr/local/lib/python2.6/dist-packages/nmap</text:p>
      <text:p text:style-name="P33">copying build/lib.linux-x86_64-2.6/nmap/<text:span text:style-name="T29">nmap</text:span>.py → /usr/local/lib/python2.6/dist-packages/nmap</text:p>
      <text:p text:style-name="P34">byte-compiling /usr/local/lib/python2.6/dist-packages/nmap/__init__.py <text:s/>to <text:s/>__init__.pyc</text:p>
      <text:p text:style-name="P34">byte-compiling /usr/local/lib/python2.6/dist-packages/nmap/example.py <text:s/>to <text:s/>example.pyc</text:p>
      <text:p text:style-name="P34">byte-compiling /usr/local/lib/python2.6/dist-packages/nmap/nmap.py <text:s/>to <text:s/>nmap.pyc</text:p>
      <text:p text:style-name="P34"><text:soft-page-break/>running install_egg_info</text:p>
      <text:p text:style-name="P34">Writing /usr/local/lib/python2.6/dist-packages/python_nmap-0.2.4.egg-info</text:p>
      <text:p text:style-name="P33"/>
      <text:p text:style-name="P36">Para hacer más sencilla la instalación de los paquetes, python tiene un modulo que proporciona herramientas de instalación llamado <text:span text:style-name="T2">easy_install. </text:span><text:span text:style-name="T30">Para usar el módulo escribimos el nombre del módulo seguido del nombre del paquete</text:span><text:span text:style-name="T4"> </text:span><text:span text:style-name="T53">a instalar, el módulo buscará el paquete a través del repositorio de python, lo descargará si lo encuentra, y lo instalará automáticamente.</text:span></text:p>
      <text:p text:style-name="P36"/>
      <text:p text:style-name="P16">programmer:~# <text:span text:style-name="T20">easy_install <text:s text:c="2"/>python-nmap</text:span></text:p>
      <text:p text:style-name="P21">Searching for python-nmap</text:p>
      <text:p text:style-name="P21">Reading <text:a xlink:type="simple" xlink:href="http://pypi.pythom.org/simple/python-nmap" text:style-name="Internet_20_link" text:visited-style-name="Visited_20_Internet_20_Link">http://pypi.pythom.org/simple/python-nmap</text:a>/</text:p>
      <text:p text:style-name="P21">Reading <text:a xlink:type="simple" xlink:href="http://xael.org/norman/python/python-nmap/" text:style-name="Internet_20_link" text:visited-style-name="Visited_20_Internet_20_Link">http://xael.org/norman/python/python-nmap/</text:a></text:p>
      <text:p text:style-name="P21">Best match: python-nmap 0.2.4</text:p>
      <text:p text:style-name="P21">Downloading <text:s/><text:a xlink:type="simple" xlink:href="http://xael.org/norman/python/python-nmap/python-nmap-0.2.4.tar.gz" text:style-name="Internet_20_link" text:visited-style-name="Visited_20_Internet_20_Link">http://xael.org/norman/python/python-nmap/python-nmap-0.2.4.tar.gz</text:a></text:p>
      <text:p text:style-name="P21">Procesing python-nmap-0.2.4.tar.gz</text:p>
      <text:p text:style-name="P21">Running python-nmap-0.2.4/setup.py <text:s/>-q <text:s/>bdist_egg <text:s/>--dist-dir <text:s/>/tmp/easy_install-rtyUSS/python-nmap-0.2.4/egg-dist-<text:tab/>tmp-EOPENs</text:p>
      <text:p text:style-name="P21">zip_safe <text:s/>flag <text:s/>not <text:s/>set: analyzing archive contents…</text:p>
      <text:p text:style-name="P21">Adding python-nmap 0.2.4 to easy-install.pth file</text:p>
      <text:p text:style-name="P21">Installed /<text:span text:style-name="T54">usr/local/lib/python2.6/dist-packages/python_nmap-0.2.4-py2.6.egg</text:span></text:p>
      <text:p text:style-name="P22">Processing dependencies for python-nmap</text:p>
      <text:p text:style-name="P22">Finished processing dependencies for python-nmap</text:p>
      <text:p text:style-name="P29"/>
      <text:p text:style-name="P37">Para establecerde forma rápida el ambiente par el desarrollo, sugerimos descargar una copia de la ultima versión de <text:span text:style-name="T55">Kalilinux. Esa distribución provee una gran cantidad de herramientas para pruebas de intrusión, junto con herramientas para el análisis forense, web, análisis de redes, y ataques inalámbricos. Muchos de los siguientes ejemplos son parte de las herramietnas o librerías que forman parte de la distribución de Kalilinux. Cuando un ejemplo en el libro requiera de un paquete desarrollado por terceros que no se encuentren en la librería estándar y los módulos, el texto proporcionará el sitio de la descarga.</text:span></text:p>
      <text:p text:style-name="P37"/>
      <text:p text:style-name="P38">Cuando preparamos un ambiente de desarrollo, puede ser útil descargar todas los módulos de terceros antes de iniciar. En Kalilinux, puedes instalar las librerías adicionales requeridas con <text:span text:style-name="T2">easy_install</text:span> <text:span text:style-name="T56">usando los siguientes comandos. Esto instalará la mayoría de las librerías requeridas para los ejemplos en Linux.</text:span></text:p>
      <text:p text:style-name="P38"/>
      <text:p text:style-name="P17">programmer:~# <text:span text:style-name="T20">easy_install <text:s/></text:span><text:span text:style-name="T21">pyPdf</text:span><text:span text:style-name="T20"> <text:s/>python-nmap <text:s/></text:span><text:span text:style-name="T21">pygeoip <text:s/>mechanize <text:s text:c="3"/>BeautifulSoup4</text:span></text:p>
      <text:p text:style-name="P38"/>
      <text:p text:style-name="P39">El capítulo 5 requerirá algunas librerías específicas de Bluetooth que no estan disponibles en <text:span text:style-name="T2">easy_install. </text:span>Puedes usar el paquete <text:span text:style-name="T2">aptitude</text:span> para descargar e instalar esas librerías.</text:p>
      <text:p text:style-name="P39"/>
      <text:p text:style-name="P18"><text:span text:style-name="T57">attacker</text:span># <text:span text:style-name="T20">a</text:span><text:span text:style-name="T22">pt-get <text:s/></text:span><text:span text:style-name="T20">install <text:s/>python-</text:span><text:span text:style-name="T22">blues <text:s/>bluetooth <text:s/>python-obexftp</text:span></text:p>
      <text:p text:style-name="P23">Reading package lists… Done</text:p>
      <text:p text:style-name="P23">Building dependency tree</text:p>
      <text:p text:style-name="P24">Reading state information… Done</text:p>
      <text:p text:style-name="P24">&lt;..SNIPPED..&gt;</text:p>
      <text:p text:style-name="P24">Unpacking bluetooth (from …/bluetooth_4.60-Oubuntu8_all.deb)</text:p>
      <text:p text:style-name="P24">Selecting previously deselected package python-bluez.</text:p>
      <text:p text:style-name="P24">Unpacking python-bluez (from …/python-bluez₀.18-1_amd64.deb)</text:p>
      <text:p text:style-name="P24">Setting up bluetooth (4.60-Oubuntu8) <text:s/>…</text:p>
      <text:p text:style-name="P24">Setting up python-bluez (0.18-1) <text:s/>…</text:p>
      <text:p text:style-name="P24">Processing triggers for python-central</text:p>
      <text:p text:style-name="P24"/>
      <text:p text:style-name="P53">Interprete de Python Vs Python interactivo</text:p>
      <text:p text:style-name="P40"/>
      <text:p text:style-name="P40">Al igual que otros lenguajes de scripting, python es un lenguaje interpretado. Al momento de ejecutar un interprete lee el código y lo ejecuta. Para demostrar el uso del interprete de python, <text:soft-page-break/>escribimos <text:span text:style-name="T2">print (“Hola Mundo”)</text:span> en un archivo con la extensión “<text:span text:style-name="T2">.py”.</text:span> Para interpretar el nuevo script, invocamos el interprete de python seguido del nombre del nuevo script creado.</text:p>
      <text:p text:style-name="P40"/>
      <text:p text:style-name="P19">programmer# <text:span text:style-name="T20">python <text:s text:c="2"/></text:span><text:span text:style-name="T23">hello.py</text:span></text:p>
      <text:p text:style-name="P24"><text:span text:style-name="T20">H</text:span><text:span text:style-name="T19">ola Mundo</text:span></text:p>
      <text:p text:style-name="P40"/>
      <text:p text:style-name="P40">Python también proporciona una capacidad interactiva, Un programador puede invocar el interprete de python e interactuar con el directamente. Para iniciar el interprete, el programador ejecuta sin ningún otro argumento. A continuación el interprete se presenta al programador con un &gt;&gt;&gt; <text:span text:style-name="T2">prompt,</text:span> que indica que puede aceptar algún comando. Aqu<text:span text:style-name="T58">í</text:span> podemos escribir <text:span text:style-name="T58">directamente </text:span><text:span text:style-name="T5">print (“Hola Mundo”)</text:span><text:span text:style-name="T58"> y al teclear enter, el interprete interactivo de python inmediatamente ejecutará la sentencia.</text:span></text:p>
      <text:p text:style-name="P40"/>
      <text:p text:style-name="P20">programmer# <text:span text:style-name="T20">python</text:span></text:p>
      <text:p text:style-name="P25"><text:span text:style-name="T20">P</text:span><text:span text:style-name="T19">ython 2.6.5 (r265:79063. Apr 16 2010. 13:57:41)</text:span></text:p>
      <text:p text:style-name="P30">[GCC 4.4.3] on linux2</text:p>
      <text:p text:style-name="P30">&gt;&gt;&gt;</text:p>
      <text:p text:style-name="P25"><text:span text:style-name="T19">&gt;&gt;&gt;</text:span><text:span text:style-name="T15"> </text:span><text:span text:style-name="T2">print (“Hola Mundo”)</text:span></text:p>
      <text:p text:style-name="P35">Hola Mundo</text:p>
      <text:p text:style-name="P40"/>
      <text:p text:style-name="P41">Inicialmente para entender algo de la semantica detrás del lenguaje, este capitulo utilizará ocasionalmente la capacidad interactiva del interprete de python. Podrás detectar el uso del interprete interactivo cuando veas el <text:span text:style-name="T2">&gt;&gt;&gt; prompt </text:span>en los ejemplos.</text:p>
      <text:p text:style-name="P41"/>
      <text:p text:style-name="P54">EL LENGUAJE PYTHON</text:p>
      <text:p text:style-name="P41"/>
      <text:p text:style-name="P41">En las siguientes páginas, tocaremos temas como variables, tipos de datos, cadenas, estructuras de datos complejas, redes, selección, interacción, manejo de archivos, manejo de excepciones, y la interoperatibilidad con el sistema operativo. Para poder ilustrar esto, construiremos un sencillo escáner de vulnerabilidades que conecta a un socket TCP, lee el banner desde el servicio, y <text:span text:style-name="T73">lo </text:span>compara <text:span text:style-name="T73">con las vulnerabilidades conocidas del servicio. Como un programador experimentado, podrás encontrar algunos de los ejemplos de código iniciales con un diseño muy feo. De hecho, espero que lo hagas. Pero mientras desarrollemos nuestro scrip en esta sección, este crecerá y con suerte se convertirá en un diseño elegante. Comencemos con la base de cualquier lenguaje de programación – las variables.</text:span></text:p>
      <text:p text:style-name="P41"/>
      <text:p text:style-name="P82">Variables: <text:span text:style-name="T33">En python, una variable </text:span><text:span text:style-name="T34">apunta </text:span><text:span text:style-name="T35">a una espacio en la memoria que almacena información. Este espacio en la memoria puede almacenar diferentes valores como enteros, números reales, booleanos, cadenas o datos complejos como listas o diccionarios. En el siguiente código definiremos una variable </text:span><text:span text:style-name="T60">puerto</text:span><text:span text:style-name="T35"> que almacena un entero y una variable </text:span><text:span text:style-name="T60">banner</text:span><text:span text:style-name="T35"> que almacenará una cadena. </text:span><text:span text:style-name="T36">Para combinar estas dos variables en una cadena, debemos especificar el </text:span><text:span text:style-name="T61">puerto </text:span><text:span text:style-name="T36">como una cadena usando la función </text:span><text:span text:style-name="T61">str().</text:span></text:p>
      <text:p text:style-name="P101"/>
      <text:p text:style-name="P105">joseluis@debian:~$ python3</text:p>
      <text:p text:style-name="P105">Python 3.5.3 (default, Sep 27 2018, 17:25:39) </text:p>
      <text:p text:style-name="P105">[GCC 6.3.0 20170516] on linux</text:p>
      <text:p text:style-name="P105">Type "help", "copyright", "credits" or "license" for more information.</text:p>
      <text:p text:style-name="P105">&gt;&gt;&gt; puerto = 21</text:p>
      <text:p text:style-name="P105">&gt;&gt;&gt; banner = "FreeFloat Ftp Server"</text:p>
      <text:p text:style-name="P105">&gt;&gt;&gt; print ("[+] Checking for " + banner + " on port " + str(puerto))</text:p>
      <text:p text:style-name="P105">[+] Checking for FreeFloat Ftp Server on port 21</text:p>
      <text:p text:style-name="P101"/>
      <text:p text:style-name="P56"><text:span text:style-name="T61">P</text:span><text:span text:style-name="T59">ython reserva espacio en la memoria para las variables cuando el programador las declara. El programador puede no declarar específicamente el tipo de variable; entonces, el interprete de python decide el tipo de variable y cuanto espacio reservar en la memoria. Teniendo esto </text:span><text:soft-page-break/><text:span text:style-name="T59">en consideración en el siguiente ejemplo, declararemos una cadena, un entero, una lista y un boolean, y veremos que el interprete asignará automáticamente el tipo de cada variable.</text:span></text:p>
      <text:p text:style-name="P59"/>
      <text:p text:style-name="P122">Python 3.5.3 (default, Sep 27 2018, 17:25:39) </text:p>
      <text:p text:style-name="P122">[GCC 6.3.0 20170516] on linux</text:p>
      <text:p text:style-name="P122">Type "help", "copyright", "credits" or "license" for more information.</text:p>
      <text:p text:style-name="P122">&gt;&gt;&gt; banner = "FreeFloat FTP Server" # Una Cadena</text:p>
      <text:p text:style-name="P122">&gt;&gt;&gt; type (banner)</text:p>
      <text:p text:style-name="P122">&lt;class 'str'&gt;</text:p>
      <text:p text:style-name="P122">&gt;&gt;&gt; port = 21</text:p>
      <text:p text:style-name="P122">&gt;&gt;&gt; type (port)</text:p>
      <text:p text:style-name="P122">&lt;class 'int'&gt;</text:p>
      <text:p text:style-name="P122">&gt;&gt;&gt; list_puerto = [21,22,80,110]</text:p>
      <text:p text:style-name="P122">&gt;&gt;&gt; type (list_puerto)</text:p>
      <text:p text:style-name="P122">&lt;class 'list'&gt;</text:p>
      <text:p text:style-name="P122">&gt;&gt;&gt; puerto_abierto = True</text:p>
      <text:p text:style-name="P122">&gt;&gt;&gt; type (puerto_abierto)</text:p>
      <text:p text:style-name="P122">&lt;class 'bool'&gt;</text:p>
      <text:p text:style-name="P59"/>
      <text:p text:style-name="P83">Cadenas: <text:span text:style-name="T33">El modulo string de python proporciona una serie de métodos para trabajar con cadenas. Para una lista completa de los métodos disponibles en el módulo se puede leer su documentación en </text:span><text:span text:style-name="T59">python.org</text:span><text:span text:style-name="T33">. Vamos a examinar algunos métodos muy útiles. </text:span><text:span text:style-name="T37">Usaremos los siguientes métodos: </text:span><text:span text:style-name="T62">upper(), lower(), replaced(), </text:span><text:span text:style-name="T37">y </text:span><text:span text:style-name="T62">find(); Upper() </text:span><text:span text:style-name="T37"><text:s/>convierte una cadena a mayúsculas. </text:span><text:span text:style-name="T62">Lower() </text:span><text:span text:style-name="T37">convierte una cadena a minúsculas. </text:span><text:span text:style-name="T62">Replaced(old, new)</text:span><text:span text:style-name="T37"> reemplaza </text:span><text:span text:style-name="T62">“old”, </text:span><text:span text:style-name="T37">algunos caracteres específicos, por </text:span><text:span text:style-name="T62">“new”,</text:span><text:span text:style-name="T37"> la subcadena deseada. </text:span><text:span text:style-name="T62">Find() </text:span><text:span text:style-name="T37">indica </text:span><text:span text:style-name="T38">la posición donde se encuentra la subcadena a buscar.</text:span></text:p>
      <text:p text:style-name="P60"/>
      <text:p text:style-name="P144">&gt;&gt;&gt; banner = "FreeFloat FTP Server"</text:p>
      <text:p text:style-name="P144">&gt;&gt;&gt; print (banner.upper())</text:p>
      <text:p text:style-name="P144">FREEFLOAT FTP SERVER</text:p>
      <text:p text:style-name="P144">&gt;&gt;&gt; print (banner.lower())</text:p>
      <text:p text:style-name="P144">freefloat ftp server</text:p>
      <text:p text:style-name="P144">&gt;&gt;&gt; print (banner.replace('FreeFloat','Ability'))</text:p>
      <text:p text:style-name="P144">Ability FTP Server</text:p>
      <text:p text:style-name="P121"><text:span text:style-name="T38">&gt;&gt;&gt; print (banner.find('Ftp'))<text:tab/><text:tab/></text:span><text:span text:style-name="T31">se debe tener en consideración que python <text:tab/><text:tab/><text:tab/><text:tab/><text:tab/><text:tab/>diferencia entre minusculas y mayúsculas</text:span></text:p>
      <text:p text:style-name="P121"><text:span text:style-name="T38">-1<text:tab/><text:tab/><text:tab/><text:tab/><text:tab/></text:span><text:span text:style-name="T31">por ello muestra -1 al no tener una coincidencia <text:tab/><text:tab/><text:tab/><text:tab/><text:tab/><text:tab/>exacta</text:span></text:p>
      <text:p text:style-name="P144">&gt;&gt;&gt; print (banner.find('FTP'))</text:p>
      <text:p text:style-name="P144">10</text:p>
      <text:p text:style-name="P146"/>
      <text:p text:style-name="P84">Listas: <text:span text:style-name="T33">La estructura de datos </text:span><text:span text:style-name="T59">lista </text:span><text:span text:style-name="T33"><text:s/>de python proporciona un método excelente para almacenar arreglos de objetos en python. Un programador puede construir una lista de cualquier tipo de datos. Además, existen métodos incorporados para realizar tareas como agregar, insertar, remover, explotar, indexar, contar, ordenar e invertir las listas. En el siguiente ejemplo, un programador podrá construir una lista agregando items usando el método </text:span><text:span text:style-name="T59">append()</text:span><text:span text:style-name="T33">, imprimir los items, y luego ordenarlos antes de imprimirlos. El programador puede encontrar la ubicación de un item determinado dentro de la lista (en nuestro ejemplo el número 80). Además especificaremos un item para quitarlo de la lista (en nuestro ejemplo quitaremos el número 443)</text:span></text:p>
      <text:p text:style-name="P61"/>
      <text:p text:style-name="P123">&gt;&gt;&gt; lista_puertos = []</text:p>
      <text:p text:style-name="P123">&gt;&gt;&gt; lista_puertos.append(21)</text:p>
      <text:p text:style-name="P123">&gt;&gt;&gt; lista_puertos.append(80)</text:p>
      <text:p text:style-name="P123">&gt;&gt;&gt; lista_puertos.append(443)</text:p>
      <text:p text:style-name="P123">&gt;&gt;&gt; lista_puertos.append(25)</text:p>
      <text:p text:style-name="P123">&gt;&gt;&gt; print (lista_puertos)</text:p>
      <text:p text:style-name="P123">[21, 80, 443, 25]</text:p>
      <text:p text:style-name="P123"><text:soft-page-break/>&gt;&gt;&gt; lista_puertos.sort()</text:p>
      <text:p text:style-name="P123">&gt;&gt;&gt; print (lista_puertos)</text:p>
      <text:p text:style-name="P123">[21, 25, 80, 443]</text:p>
      <text:p text:style-name="P123">&gt;&gt;&gt; pos = lista_puertos.index(80)</text:p>
      <text:p text:style-name="P123">&gt;&gt;&gt; print ("hay " + str(pos) + " puertos a escanear antes del puerto 80.")</text:p>
      <text:p text:style-name="P123">hay 2 puertos a escanear antes del puerto 80.</text:p>
      <text:p text:style-name="P123">&gt;&gt;&gt; lista_puertos.remove(443)</text:p>
      <text:p text:style-name="P123">&gt;&gt;&gt; print (lista_puertos)</text:p>
      <text:p text:style-name="P123">[21, 25, 80]</text:p>
      <text:p text:style-name="P123">&gt;&gt;&gt; cnt = len(lista_puertos)</text:p>
      <text:p text:style-name="P123">&gt;&gt;&gt; print ("[+] Escaneamos " + str(cnt) + " Puertos en Total.")</text:p>
      <text:p text:style-name="P123">[+] Escaneamos 3 Puertos en Total.</text:p>
      <text:p text:style-name="P123"/>
      <text:p text:style-name="P85">Diccionarios:<text:span text:style-name="T33"> Un diccionario en python proporciona una tabla hash que puede almacenar cualquier cantidad de objetos python. UN diccionario consiste en un par de items que contiene una </text:span><text:span text:style-name="T59">clave</text:span><text:span text:style-name="T33"> y un </text:span><text:span text:style-name="T59">valor</text:span><text:span text:style-name="T33">. Continuaremos con nuestro ejemplo de un escáner de vulnerabilidades para ilustrar un diccionario en python. Cuando escaneamos puertos TCP específicos, puede resultar útil tener un diccionario que contenga los nombres comunes para cada puerto. Creando un diccionario, podemos buscar una clave como </text:span><text:span text:style-name="T59">ftp</text:span><text:span text:style-name="T33">, y nos mostrará el valor asociado para ese puerto </text:span><text:span text:style-name="T59">21.</text:span></text:p>
      <text:p text:style-name="P102"/>
      <text:p text:style-name="P57"><text:span text:style-name="T59">Cuando construimos un diccionario, cada clave se separa de su valor por medio de dos puntos (:) y los items por comas (,). nos daremos cuenta que el método </text:span><text:span text:style-name="T17">.keys()</text:span><text:span text:style-name="T59"> nos regresará una lista de todas las claves en el diccionario y que el método </text:span><text:span text:style-name="T17">.items()</text:span><text:span text:style-name="T59"> nos regresará una lista completa de los items dentro del diccionario. A continuación, veremos que el diccionario contiene una clave específica (</text:span><text:span text:style-name="T17">ftp</text:span><text:span text:style-name="T59">). Al usar esa clave nos regresará el valor </text:span><text:span text:style-name="T17">21.</text:span></text:p>
      <text:p text:style-name="P124"/>
      <text:p text:style-name="P125">&gt;&gt;&gt; services = {'ftp':21, 'ssh':22,'smtp':25, 'http':80}</text:p>
      <text:p text:style-name="P125">&gt;&gt;&gt; servicios = {'ftp':21, 'ssh':22,'smtp':25, 'http':80}</text:p>
      <text:p text:style-name="P125">&gt;&gt;&gt; servicios.keys()</text:p>
      <text:p text:style-name="P125">dict_keys(['ftp', 'ssh', 'smtp', 'http'])</text:p>
      <text:p text:style-name="P125">&gt;&gt;&gt; servicios.items()</text:p>
      <text:p text:style-name="P125">dict_items([('ftp', 21), ('ssh', 22), ('smtp', 25), ('http', 80)])</text:p>
      <text:p text:style-name="P125">&gt;&gt;&gt; 'ftp' in servicios</text:p>
      <text:p text:style-name="P125">True</text:p>
      <text:p text:style-name="P125">&gt;&gt;&gt; servicios['ftp']</text:p>
      <text:p text:style-name="P125">21</text:p>
      <text:p text:style-name="P125">&gt;&gt;&gt; print ("[+] Encontramos una vulnerabilidad FTP en el puerto: " + str(servicios['ftp']))</text:p>
      <text:p text:style-name="P125">[+] Encontramos una vulnerabilidad con FTP en el puerto: 21</text:p>
      <text:p text:style-name="P62"/>
      <text:p text:style-name="P86">Redes:<text:span text:style-name="T33"> El modulo </text:span><text:span text:style-name="T59">socket</text:span><text:span text:style-name="T33"> nos proporciona una librería para realizar conexiones de red usando python. Escribiremos rapidamente un scrip para banner-grabbing. </text:span><text:span text:style-name="T39">Nuestro script imprimirá el banner luego de realizar la conexión a una dirección IP en específico y un puerto TCP. Luego de importar el modulo </text:span><text:span text:style-name="T63">socket</text:span><text:span text:style-name="T39">, crearemos una instancia de la clase </text:span><text:span text:style-name="T63">socket</text:span><text:span text:style-name="T39"> denominada “</text:span><text:span text:style-name="T63">s”.</text:span><text:span text:style-name="T39"> Luego usaremos el método </text:span><text:span text:style-name="T64">connect()</text:span><text:span text:style-name="T40"> para realizar una conexión de red a una dirección IP y puerto especificado. Una vez que la conexión se realice, podremos leer y escribir desde el socket.el método </text:span><text:span text:style-name="T64">recv(1024)</text:span><text:span text:style-name="T40"> leerá los 1024 bytes del socket. Almacenaremos los resultados de este método en una variable y luego imprimiremos el resultado del servidor.</text:span></text:p>
      <text:p text:style-name="P63"/>
      <text:p text:style-name="P126">&gt;&gt;&gt; import socket</text:p>
      <text:p text:style-name="P126">&gt;&gt;&gt; socket.setdefaulttimeout(2)</text:p>
      <text:p text:style-name="P126">&gt;&gt;&gt; s = socket.socket()</text:p>
      <text:p text:style-name="P126">&gt;&gt;&gt; s.connect(("172.217.2.68",21))</text:p>
      <text:p text:style-name="P126">&gt;&gt;&gt; ans = s.recv(1024)</text:p>
      <text:p text:style-name="P126">&gt;&gt;&gt; print (ans)</text:p>
      <text:p text:style-name="P126">220 FreeFloat Ftp Server (Version 1.00)</text:p>
      <text:p text:style-name="P126"/>
      <text:p text:style-name="P87"><text:soft-page-break/>Selección: <text:span text:style-name="T33">como muchos lenguajes de programación, python proporciona métodos de selección condicional. La palabra clave IF evalúa una expresión lógica </text:span><text:span text:style-name="T41">y toma una decisión en base al resultado. Continuando con nuestro scrip, deseamos saber si el servidor FTP específico es vulnerable, para esto compararemos los resultados con vulnerabilidades ya conocidas de servidores FTP.</text:span></text:p>
      <text:p text:style-name="P64"/>
      <text:p text:style-name="P127">&gt;&gt;&gt; import socket</text:p>
      <text:p text:style-name="P127">&gt;&gt;&gt; socket.setdefaulttimeout(2)</text:p>
      <text:p text:style-name="P127">&gt;&gt;&gt; s = socket.socket()</text:p>
      <text:p text:style-name="P127">&gt;&gt;&gt; s.connect(("172.217.2.68",21))</text:p>
      <text:p text:style-name="P127">&gt;&gt;&gt; ans = s.recv(1024)</text:p>
      <text:p text:style-name="P127">&gt;&gt;&gt; if ("FreeFloat Ftp Server (version 1.00)" in ans):</text:p>
      <text:p text:style-name="P127"><text:s text:c="8"/>... <text:s text:c="4"/>print ("[+] FreeFloat FTP Server is vulnerable")</text:p>
      <text:p text:style-name="P127"><text:s text:c="8"/>... elif ("3Com 3CDaemon FTP Server Version 2.0" in banner):</text:p>
      <text:p text:style-name="P127"><text:s text:c="8"/>... <text:s text:c="4"/>print ("[+] 3CDaemon FTP Server ins vulnerable")</text:p>
      <text:p text:style-name="P127"><text:s text:c="8"/>... elif ("ability Server 2.34" in banner):</text:p>
      <text:p text:style-name="P127"><text:s text:c="8"/>... <text:s text:c="4"/>print ("[+] Ability FTP Server is vulnerable")</text:p>
      <text:p text:style-name="P127"><text:s text:c="8"/>... elif ("Sami FTP Server 2.0.2" in banner):</text:p>
      <text:p text:style-name="P127"><text:s text:c="8"/>... <text:s text:c="4"/>print ("[+]Sami FTP Server is vulnerable")</text:p>
      <text:p text:style-name="P127"><text:s text:c="8"/>... else:</text:p>
      <text:p text:style-name="P127"><text:s text:c="8"/>... <text:s text:c="4"/>print ("[-] FTP Server is not vulnerable")</text:p>
      <text:p text:style-name="P127"><text:s text:c="8"/>... </text:p>
      <text:p text:style-name="P127">[+] FreeFloat FTP Server is vulnerable</text:p>
      <text:p text:style-name="P127">&gt;&gt;&gt; </text:p>
      <text:p text:style-name="P127"/>
      <text:p text:style-name="P88">Manejo de Excepciones: <text:span text:style-name="T33">cuando un programador escribe un programa sint</text:span><text:span text:style-name="T43">á</text:span><text:span text:style-name="T33">cticamente correcto, el error puede tener un error en runtime o en la ejecución. Considerando un clásico error en runtime – </text:span><text:span text:style-name="T59">división por cero</text:span><text:span text:style-name="T33">. Porque cero no puede dividir un numero, el interprete de python </text:span><text:span text:style-name="T42">mostrará un mensaje informando al programador del error. Este error detiene la ejecución del programa.</text:span></text:p>
      <text:p text:style-name="P66"/>
      <text:p text:style-name="P128">&gt;&gt;&gt; print (1337/0)</text:p>
      <text:p text:style-name="P128">Traceback (most recent call last):</text:p>
      <text:p text:style-name="P128"><text:s text:c="2"/>File "&lt;stdin&gt;", line 1, in &lt;module&gt;</text:p>
      <text:p text:style-name="P128">ZeroDivisionError: division by zero</text:p>
      <text:p text:style-name="P67"/>
      <text:p text:style-name="P89"><text:span text:style-name="T42">¿</text:span><text:span text:style-name="T33">Qué sucede si solo deseamos manejar el error durante la ejecución del programa o el script?, python nos da la opción de hacerlo mediante el </text:span><text:span text:style-name="T59">manejo de excepciones. </text:span><text:span text:style-name="T33">Veamos el ejemplo anterior, ahora usaremos las sentencias </text:span><text:span text:style-name="T59">try/except</text:span><text:span text:style-name="T33"> para manejar la excepción. Ahora, el programa intentará ejecutar la división por cero, cuando ocurra el error, nuestro manejador de excepciones captura el error e imprime un mensaje en la pantalla.</text:span></text:p>
      <text:p text:style-name="P68"/>
      <text:p text:style-name="P129">&gt;&gt;&gt; try:</text:p>
      <text:p text:style-name="P129">... <text:s text:c="4"/>print ("[+] 1337/0 = " + str(1337/0))</text:p>
      <text:p text:style-name="P129">... except:</text:p>
      <text:p text:style-name="P129">... <text:s text:c="4"/>print ("[-] Error.")</text:p>
      <text:p text:style-name="P129">... </text:p>
      <text:p text:style-name="P129">[-] Error.</text:p>
      <text:p text:style-name="P65"/>
      <text:p text:style-name="P90"><text:span text:style-name="T41">E</text:span><text:span text:style-name="T33">ste mensaje de error no muestra información exacta acerca del tipo de error sucedido. Un mensaje de error es útil para un usuario cuando indica específicamente el tipo de error sucedido. Para esto almacenaremos la excepción en una variable </text:span><text:span text:style-name="T59">“e”,</text:span><text:span text:style-name="T33">luego imprimiremos la excepción, adicionando la variable </text:span><text:span text:style-name="T59">e</text:span><text:span text:style-name="T33"> como una cadena.</text:span></text:p>
      <text:p text:style-name="P69"/>
      <text:p text:style-name="P130">&gt;&gt;&gt; try:</text:p>
      <text:p text:style-name="P130"><text:s text:c="8"/>... <text:s text:c="4"/>print(1337/0)</text:p>
      <text:p text:style-name="P130"><text:s text:c="8"/>... except Exception as e:</text:p>
      <text:p text:style-name="P130"><text:s text:c="8"/>... <text:s text:c="4"/>print("[-] Error =" + str(e))</text:p>
      <text:p text:style-name="P130"><text:soft-page-break/><text:s text:c="8"/>... </text:p>
      <text:p text:style-name="P130">[-] Error = division by zero</text:p>
      <text:p text:style-name="P69"/>
      <text:p text:style-name="P91"><text:span text:style-name="T33">Ahora usaremos nuestro manejador de excepciones para actualizar nuestro script de banner-grabbing. </text:span><text:span text:style-name="T44">Colocaremos el código de conexión dentro del manejador de excepciones, luego intentaremos conectar a una maquina que no este corriendo un servidor FTP sobre el TCP puerto 21</text:span></text:p>
      <text:p text:style-name="P70"/>
      <text:p text:style-name="P131">&gt;&gt;&gt; import socket</text:p>
      <text:p text:style-name="P131">&gt;&gt;&gt; socket.setdefaulttimeout(2)</text:p>
      <text:p text:style-name="P131">&gt;&gt;&gt; s = socket.socket()</text:p>
      <text:p text:style-name="P131">&gt;&gt;&gt; try:</text:p>
      <text:p text:style-name="P131"><text:s text:c="8"/>... <text:s text:c="4"/>s.connect(("192.168.95.149",21))</text:p>
      <text:p text:style-name="P131"><text:s text:c="8"/>... except Exception as e:</text:p>
      <text:p text:style-name="P131"><text:s text:c="8"/>... <text:s text:c="4"/>print ("[-] Error = "+ str(e))</text:p>
      <text:p text:style-name="P131"><text:s text:c="8"/>... </text:p>
      <text:p text:style-name="P131">[-] Error = timed out</text:p>
      <text:p text:style-name="P70"/>
      <text:p text:style-name="P92"><text:span text:style-name="T44">P</text:span><text:span text:style-name="T33">ermítanos hacer una advertencia acerca del manejo de excepciones en este libro., con la finalidad de ilustrar lo mejor posible la amplia variedad de conceptos en las siguientes páginas, usaremos al mínimo el manejo de excepciones, pero lo animamos a completar los scrips incluidos en la website complementaria y agregar un mejor manejo de excepciones.</text:span></text:p>
      <text:p text:style-name="P71"/>
      <text:p text:style-name="P92">Funciones: <text:span text:style-name="T45">En python, las funciones proporcionan bloques de código reusables. Esto le permite a un desarrollador escribir un bloque de código para realizar una acción simple y reutilizarla cuando la necesite. Si bien python provee muchas funciones propias, un programador puede definir sus propias funciones. La palabra reservada </text:span><text:span text:style-name="T65">def()</text:span><text:span text:style-name="T45"> se usa para iniciar una función, El programador puede colocar variables dentro de los paréntesis, estas variables son pasadas por referencia, eso significa que cualquier cambio a estas variables dentro de la función afectarán su valor al momento de llamar a la función. Continuando con el ejemplo del escáner de vulnerabilidades FTP, vamos a crear una función para realizar solo la función de realizar la conexión al servidor FTP y devolver el banner.</text:span></text:p>
      <text:p text:style-name="P72"/>
      <text:p text:style-name="P109">&gt;&gt;&gt; import socket</text:p>
      <text:p text:style-name="P109">&gt;&gt;&gt; def retBanner(ip, pot):</text:p>
      <text:p text:style-name="P109"><text:s text:c="8"/>... <text:s text:c="4"/>try:</text:p>
      <text:p text:style-name="P109"><text:s text:c="8"/>... <text:s text:c="12"/>socket.setdefaulttimeout(2)</text:p>
      <text:p text:style-name="P109"><text:s text:c="8"/>... <text:s text:c="12"/>s = socket.socket()</text:p>
      <text:p text:style-name="P109"><text:s text:c="8"/>... <text:s text:c="12"/>s.connect((ip, port))</text:p>
      <text:p text:style-name="P109"><text:s text:c="8"/>... <text:s text:c="12"/>banner = s.recv(1024)</text:p>
      <text:p text:style-name="P109"><text:s text:c="8"/>... <text:s text:c="12"/>return banner</text:p>
      <text:p text:style-name="P109"><text:s text:c="8"/>... <text:s text:c="4"/>except:</text:p>
      <text:p text:style-name="P109"><text:s text:c="7"/>... <text:s text:c="12"/>return</text:p>
      <text:p text:style-name="P109"><text:s text:c="7"/>... </text:p>
      <text:p text:style-name="P109"/>
      <text:p text:style-name="P109">&gt;&gt;&gt; def main():</text:p>
      <text:p text:style-name="P109"><text:s text:c="8"/>... <text:s text:c="4"/>ip1 = '192.168.95.148'</text:p>
      <text:p text:style-name="P109"><text:s text:c="8"/>... <text:s text:c="4"/>ip2 = '192.168.95.149'</text:p>
      <text:p text:style-name="P109"><text:s text:c="8"/>... <text:s text:c="4"/>port = 21</text:p>
      <text:p text:style-name="P109"><text:s text:c="8"/>... <text:s text:c="4"/>banner1 = retBanner(ip1,port)</text:p>
      <text:p text:style-name="P109"><text:s text:c="8"/>... <text:s text:c="4"/>if banner1:</text:p>
      <text:p text:style-name="P109"><text:s text:c="8"/>... <text:s text:c="12"/>print("[+] " + ip1 + " : " + banner1)</text:p>
      <text:p text:style-name="P109"><text:s text:c="8"/>... <text:s text:c="4"/>banner2 = retBanner(ip2,port)</text:p>
      <text:p text:style-name="P109"><text:s text:c="8"/>... <text:s text:c="4"/>if banner2:</text:p>
      <text:p text:style-name="P109"><text:s text:c="8"/>... <text:s text:c="12"/>print("[+] " + ip2 + " : " + banner2)</text:p>
      <text:p text:style-name="P109"><text:s text:c="8"/>... </text:p>
      <text:p text:style-name="P109"/>
      <text:p text:style-name="P109">&gt;&gt;&gt; if __name__ == '__main__':</text:p>
      <text:p text:style-name="P109"><text:soft-page-break/>... <text:s text:c="4"/>main()</text:p>
      <text:p text:style-name="P109">... </text:p>
      <text:p text:style-name="P92"/>
      <text:p text:style-name="P94"><text:span text:style-name="T33">Luego regresando al banner, nuestro script necesita revisar este banner con las vulnerabilidades conocidas. </text:span><text:span text:style-name="T46">Haremos esto mediante una función sencilla. La función </text:span><text:span text:style-name="T66">checkVulns() </text:span><text:span text:style-name="T46">toma la variable banner como un parámetro y luego lo usa para determinar las vulnerabilidades del servidor.</text:span></text:p>
      <text:p text:style-name="P73"/>
      <text:p text:style-name="P110">&gt;&gt;&gt; import socket</text:p>
      <text:p text:style-name="P110">&gt;&gt;&gt; def retBanner(ip, pot):</text:p>
      <text:p text:style-name="P110"><text:s text:c="8"/>... <text:s text:c="4"/>try:</text:p>
      <text:p text:style-name="P110"><text:s text:c="8"/>... <text:s text:c="12"/>socket.setdefaulttimeout(2)</text:p>
      <text:p text:style-name="P110"><text:s text:c="8"/>... <text:s text:c="12"/>s = socket.socket()</text:p>
      <text:p text:style-name="P110"><text:s text:c="8"/>... <text:s text:c="12"/>s.connect((ip, port))</text:p>
      <text:p text:style-name="P110"><text:s text:c="8"/>... <text:s text:c="12"/>banner = s.recv(1024)</text:p>
      <text:p text:style-name="P110"><text:s text:c="8"/>... <text:s text:c="12"/>return banner</text:p>
      <text:p text:style-name="P110"><text:s text:c="8"/>... <text:s text:c="4"/>except:</text:p>
      <text:p text:style-name="P110"><text:s text:c="7"/>... <text:s text:c="12"/>return</text:p>
      <text:p text:style-name="P132"><text:s text:c="7"/>... </text:p>
      <text:p text:style-name="P133"/>
      <text:p text:style-name="P132">&gt;&gt;&gt; def checkVulns(banner):</text:p>
      <text:p text:style-name="P132"><text:s text:c="8"/>... <text:s text:c="4"/>if 'FreeFoal Ftp Server (Version 1.00)' in banner:</text:p>
      <text:p text:style-name="P132"><text:s text:c="8"/>... <text:s text:c="12"/>print ("[+] FreeFloat FTP Server is vulnerable.")</text:p>
      <text:p text:style-name="P132"><text:s text:c="8"/>... <text:s text:c="4"/>elif '3Com 3CDaemon FTP Server Version 2.0' in banner:</text:p>
      <text:p text:style-name="P132"><text:s text:c="8"/>... <text:s text:c="12"/>print ("[+] 3CDaemon FTP Server is vulnerable.")</text:p>
      <text:p text:style-name="P132"><text:s text:c="8"/>... <text:s text:c="4"/>elif 'Ability Server 2.34' in banner:</text:p>
      <text:p text:style-name="P132"><text:s text:c="8"/>... <text:s text:c="12"/>print ("[+] Ability FTP Server is vulnerable.")</text:p>
      <text:p text:style-name="P132"><text:s text:c="8"/>... <text:s text:c="4"/>elif 'Sami FTP Server 2.0.2' in banner:</text:p>
      <text:p text:style-name="P132"><text:s text:c="8"/>... <text:s text:c="12"/>print ("[+] Sami FTP Server is vulnerable.")</text:p>
      <text:p text:style-name="P132"><text:s text:c="8"/>... <text:s text:c="4"/>else:</text:p>
      <text:p text:style-name="P132"><text:s text:c="8"/>... <text:s text:c="12"/>print ("[-] FTP Server no es vulnerable.")</text:p>
      <text:p text:style-name="P132"><text:s text:c="8"/>... <text:s text:c="4"/>return</text:p>
      <text:p text:style-name="P132"><text:s text:c="8"/>... </text:p>
      <text:p text:style-name="P132"/>
      <text:p text:style-name="P110">&gt;&gt;&gt; def main():</text:p>
      <text:p text:style-name="P110"><text:s text:c="8"/>... <text:s text:c="4"/>ip1 = '192.168.95.148'</text:p>
      <text:p text:style-name="P110"><text:s text:c="8"/>... <text:s text:c="4"/>ip2 = '192.168.95.149'</text:p>
      <text:p text:style-name="P111"><text:s text:c="8"/>... <text:s text:c="4"/>ip2 = '192.168.95.1<text:span text:style-name="T74">50</text:span>'</text:p>
      <text:p text:style-name="P110"><text:s text:c="8"/>... <text:s text:c="4"/>port = 21</text:p>
      <text:p text:style-name="P110"><text:s text:c="8"/>... <text:s text:c="4"/>banner1 = retBanner(ip1,port)</text:p>
      <text:p text:style-name="P110"><text:s text:c="8"/>... <text:s text:c="4"/>if banner1:</text:p>
      <text:p text:style-name="P110"><text:s text:c="8"/>... <text:s text:c="12"/>print("[+] " + ip1 + " : " + banner1)</text:p>
      <text:p text:style-name="P110"><text:s text:c="8"/>… <text:s text:c="11"/><text:span text:style-name="T74">checkVulns(banner1)</text:span></text:p>
      <text:p text:style-name="P111"><text:s text:c="8"/>... <text:s text:c="4"/>banner<text:span text:style-name="T74">2</text:span> = retBanner(ip<text:span text:style-name="T74">2</text:span>,port)</text:p>
      <text:p text:style-name="P111"><text:s text:c="8"/>... <text:s text:c="4"/>if banner<text:span text:style-name="T74">2</text:span>:</text:p>
      <text:p text:style-name="P111"><text:s text:c="8"/>... <text:s text:c="12"/>print("[+] " + ip<text:span text:style-name="T74">2</text:span> + " : " + banner<text:span text:style-name="T74">2</text:span>)</text:p>
      <text:p text:style-name="P111"><text:s text:c="8"/>… <text:s text:c="11"/><text:span text:style-name="T74">checkVulns(banner2)</text:span></text:p>
      <text:p text:style-name="P111"><text:s text:c="8"/>... <text:s text:c="4"/>banner<text:span text:style-name="T74">3</text:span> = retBanner(ip<text:span text:style-name="T74">3</text:span>,port)</text:p>
      <text:p text:style-name="P111"><text:s text:c="8"/>... <text:s text:c="4"/>if banner<text:span text:style-name="T74">3</text:span>:</text:p>
      <text:p text:style-name="P111"><text:s text:c="8"/>... <text:s text:c="12"/>print("[+] " + ip<text:span text:style-name="T74">3</text:span> + " : " + banner<text:span text:style-name="T74">3</text:span>)</text:p>
      <text:p text:style-name="P111"><text:s text:c="8"/>… <text:s text:c="11"/><text:span text:style-name="T74">checkVulns(banner3)</text:span></text:p>
      <text:p text:style-name="P136"><text:s text:c="8"/>... </text:p>
      <text:p text:style-name="P111"/>
      <text:p text:style-name="P111">&gt;&gt;&gt; if __name__ == '__main__':</text:p>
      <text:p text:style-name="P111">... <text:s text:c="4"/>main()</text:p>
      <text:p text:style-name="P137">... </text:p>
      <text:p text:style-name="P93"/>
      <text:p text:style-name="P95"><text:span text:style-name="T75">Iteración: </text:span><text:span text:style-name="T47">En la </text:span><text:span text:style-name="T48">ú</text:span><text:span text:style-name="T47">ltima </text:span><text:span text:style-name="T48">sección encontramos que hemos escrito el mismo código tres veces para revisar diferentes dirección IP; en lugar de escribir el mismo código tres veces, podríamos hacerlo más sencillo usando el bucle </text:span><text:span text:style-name="T67">for</text:span><text:span text:style-name="T48"> para iterar a través de múltiples </text:span><text:soft-page-break/><text:span text:style-name="T48">elementos. Consideremos, por ejemplo: si deseamos iterar a travéz de una subred /24 de direcciones IP desde 192.168.95.1 hasta 192.168.95.254, usar un bucle </text:span><text:span text:style-name="T67">for</text:span><text:span text:style-name="T48"> con el rango desde 1 a 255 podríamos imprimir las direcciones de la subred entera.</text:span></text:p>
      <text:p text:style-name="P74"/>
      <text:p text:style-name="P139">&gt;&gt;&gt; for x in range(1,255):</text:p>
      <text:p text:style-name="P139">... <text:s text:c="4"/>print ("192.168.95." + str(x))</text:p>
      <text:p text:style-name="P139">... </text:p>
      <text:p text:style-name="P139">192.168.95.1</text:p>
      <text:p text:style-name="P139">192.168.95.2</text:p>
      <text:p text:style-name="P139">192.168.95.3</text:p>
      <text:p text:style-name="P139">192.168.95.4</text:p>
      <text:p text:style-name="P139">192.168.95.5</text:p>
      <text:p text:style-name="P139">192.168.95.6</text:p>
      <text:p text:style-name="P120"><text:span text:style-name="T48">… </text:span><text:span text:style-name="T33">&lt;SNIPPED&gt; ...</text:span></text:p>
      <text:p text:style-name="P139">192.168.95.252</text:p>
      <text:p text:style-name="P139">192.168.95.253</text:p>
      <text:p text:style-name="P139">192.168.95.254</text:p>
      <text:p text:style-name="P140"/>
      <text:p text:style-name="P75">De igual forma, podríamos querer iterar a través de una lista de puertos para revisar sus vulnerabilidades. En lugar de iterar a través de un rango de números, podríamos iterar a través de una lista de elementos.</text:p>
      <text:p text:style-name="P75"/>
      <text:p text:style-name="P141">&gt;&gt;&gt; list_puerto = [21,22,25,80,110]</text:p>
      <text:p text:style-name="P141">&gt;&gt;&gt; for puerto in list_puerto:</text:p>
      <text:p text:style-name="P141">... <text:s text:c="4"/>print (puerto)</text:p>
      <text:p text:style-name="P141">... </text:p>
      <text:p text:style-name="P141">21</text:p>
      <text:p text:style-name="P141">22</text:p>
      <text:p text:style-name="P141">25</text:p>
      <text:p text:style-name="P141">80</text:p>
      <text:p text:style-name="P141">110</text:p>
      <text:p text:style-name="P75"/>
      <text:p text:style-name="P76">Anidando nuestros dos bucles de los ejemplos, podremos imprimir las direcciones IP y los puertos para cada dirección.</text:p>
      <text:p text:style-name="P76"/>
      <text:p text:style-name="P142">&gt;&gt;&gt; for x in range(1,255, 10):</text:p>
      <text:p text:style-name="P142"><text:s text:c="8"/>... <text:s text:c="4"/>for puerto in list_puerto:</text:p>
      <text:p text:style-name="P142"><text:s text:c="8"/>... <text:s text:c="12"/>print ("[+] Revisando 192.168.95." + str(x) + ": " + str(puerto))</text:p>
      <text:p text:style-name="P143"><text:s text:c="8"/>... </text:p>
      <text:p text:style-name="P143">[+] Revisando 192.168.95.1: 21</text:p>
      <text:p text:style-name="P143">[+] Revisando 192.168.95.1: 22</text:p>
      <text:p text:style-name="P143">[+] Revisando 192.168.95.1: 25</text:p>
      <text:p text:style-name="P143">[+] Revisando 192.168.95.1: 80</text:p>
      <text:p text:style-name="P143">[+] Revisando 192.168.95.1: 110</text:p>
      <text:p text:style-name="P143">...&lt;SNIPPED&gt;...</text:p>
      <text:p text:style-name="P143">[+] Revisando 192.168.95.251: 21</text:p>
      <text:p text:style-name="P143">[+] Revisando 192.168.95.251: 22</text:p>
      <text:p text:style-name="P143">[+] Revisando 192.168.95.251: 25</text:p>
      <text:p text:style-name="P143">[+] Revisando 192.168.95.251: 80</text:p>
      <text:p text:style-name="P143">[+] Revisando 192.168.95.251: 110</text:p>
      <text:p text:style-name="P143">&gt;&gt;&gt; </text:p>
      <text:p text:style-name="P143"/>
      <text:p text:style-name="P96"><text:span text:style-name="T33">Con la habilidad de iterar a través de las direcciones IP y los puertos , podemos actualizar nuestro scrip de búsqueda de vulnerabilidades, ahora revisaremos todas las direcciones IP de la subred 192.168.95.0/24 con los puertos que ofrecen servicios </text:span><text:span text:style-name="T59">telnet, SSH, smtp, http, imap y https.</text:span></text:p>
      <text:p text:style-name="P103"/>
      <text:p text:style-name="P112">&gt;&gt;&gt; import socket</text:p>
      <text:p text:style-name="P112">&gt;&gt;&gt; def retBanner(ip, pot):</text:p>
      <text:p text:style-name="P112"><text:soft-page-break/><text:s text:c="8"/>... <text:s text:c="4"/>try:</text:p>
      <text:p text:style-name="P112"><text:s text:c="8"/>... <text:s text:c="12"/>socket.setdefaulttimeout(2)</text:p>
      <text:p text:style-name="P112"><text:s text:c="8"/>... <text:s text:c="12"/>s = socket.socket()</text:p>
      <text:p text:style-name="P112"><text:s text:c="8"/>... <text:s text:c="12"/>s.connect((ip, port))</text:p>
      <text:p text:style-name="P112"><text:s text:c="8"/>... <text:s text:c="12"/>banner = s.recv(1024)</text:p>
      <text:p text:style-name="P112"><text:s text:c="8"/>... <text:s text:c="12"/>return banner</text:p>
      <text:p text:style-name="P112"><text:s text:c="8"/>... <text:s text:c="4"/>except:</text:p>
      <text:p text:style-name="P112"><text:s text:c="7"/>... <text:s text:c="12"/>return</text:p>
      <text:p text:style-name="P134"><text:s text:c="7"/>... </text:p>
      <text:p text:style-name="P134"/>
      <text:p text:style-name="P134">&gt;&gt;&gt; def checkVulns(banner):</text:p>
      <text:p text:style-name="P134"><text:s text:c="8"/>... <text:s text:c="4"/>if 'FreeFoal Ftp Server (Version 1.00)' in banner:</text:p>
      <text:p text:style-name="P134"><text:s text:c="8"/>... <text:s text:c="12"/>print ("[+] FreeFloat FTP Server is vulnerable.")</text:p>
      <text:p text:style-name="P134"><text:s text:c="8"/>... <text:s text:c="4"/>elif '3Com 3CDaemon FTP Server Version 2.0' in banner:</text:p>
      <text:p text:style-name="P134"><text:s text:c="8"/>... <text:s text:c="12"/>print ("[+] 3CDaemon FTP Server is vulnerable.")</text:p>
      <text:p text:style-name="P134"><text:s text:c="8"/>... <text:s text:c="4"/>elif 'Ability Server 2.34' in banner:</text:p>
      <text:p text:style-name="P134"><text:s text:c="8"/>... <text:s text:c="12"/>print ("[+] Ability FTP Server is vulnerable.")</text:p>
      <text:p text:style-name="P134"><text:s text:c="8"/>... <text:s text:c="4"/>elif 'Sami FTP Server 2.0.2' in banner:</text:p>
      <text:p text:style-name="P134"><text:s text:c="8"/>... <text:s text:c="12"/>print ("[+] Sami FTP Server is vulnerable.")</text:p>
      <text:p text:style-name="P134"><text:s text:c="8"/>... <text:s text:c="4"/>else:</text:p>
      <text:p text:style-name="P134"><text:s text:c="8"/>... <text:s text:c="12"/>print ("[-] FTP Server no es vulnerable.")</text:p>
      <text:p text:style-name="P134"><text:s text:c="8"/>... <text:s text:c="4"/>return</text:p>
      <text:p text:style-name="P134"><text:s text:c="8"/>... </text:p>
      <text:p text:style-name="P134"/>
      <text:p text:style-name="P112">&gt;&gt;&gt; def main():</text:p>
      <text:p text:style-name="P112"><text:s text:c="8"/>... <text:s text:c="4"/><text:span text:style-name="T76">list_puertos = [21,22,25,80,110,443]</text:span></text:p>
      <text:p text:style-name="P112"><text:s text:c="8"/>... <text:s text:c="4"/><text:span text:style-name="T76">for x in range (1,255):</text:span></text:p>
      <text:p text:style-name="P112"><text:s text:c="8"/>... <text:s text:c="12"/><text:span text:style-name="T76">ip = ‘192.168.95.’ + str(x)</text:span></text:p>
      <text:p text:style-name="P112"><text:s text:c="8"/>… <text:s text:c="11"/><text:span text:style-name="T76">for puerto in list_puertos:</text:span></text:p>
      <text:p text:style-name="P112"><text:s text:c="8"/>... <text:s text:c="17"/>banner = retBanner(ip,p<text:span text:style-name="T76">uerto</text:span>)</text:p>
      <text:p text:style-name="P112"><text:s text:c="8"/>... <text:s text:c="17"/>if banner:</text:p>
      <text:p text:style-name="P112"><text:s text:c="8"/>... <text:s text:c="21"/>print("[+] " + ip + " : " + banner)</text:p>
      <text:p text:style-name="P112"><text:s text:c="8"/>… <text:s text:c="20"/><text:span text:style-name="T74">checkVulns(banner)</text:span></text:p>
      <text:p text:style-name="P138"><text:s text:c="8"/>... </text:p>
      <text:p text:style-name="P112"/>
      <text:p text:style-name="P112">&gt;&gt;&gt; if __name__ == '__main__':</text:p>
      <text:p text:style-name="P112">... <text:s text:c="4"/>main()</text:p>
      <text:p text:style-name="P138">... </text:p>
      <text:p text:style-name="P138"/>
      <text:p text:style-name="P97"><text:span text:style-name="T77">Manejo de archivos</text:span>: <text:span text:style-name="T49">nuestro script contiene sentencias IF para evaluar las vulnerabilidades conocidas con nuestro banner, pero sería conveniente poder agregar las nuevas vulnerabilidades encontradas e incluirlas en la comparación. Para este ejemplo asumiremos que tenemos un archivo de texto llamado </text:span><text:span text:style-name="T68">vuln_banners.txt, </text:span><text:span text:style-name="T49">cada línea en este archivo contiene una versión de un servicio específico con una vulnerabilidad previa. El lugar de construir más sentencias IF, vamos a leer este archivo y lo usaremos para compararlo con nuestro banner y encontrar las vulnerabilidades.</text:span></text:p>
      <text:p text:style-name="P77"/>
      <text:p text:style-name="P58"><text:span text:style-name="T59">Vamos a actualizar nuestro código en la función </text:span><text:span text:style-name="T17">checkVulns</text:span><text:span text:style-name="T59">. Aquí abriremos nuestro archivo de texto en modo lectura (‘</text:span><text:span text:style-name="T17">r’)</text:span><text:span text:style-name="T59"> y realizaremos iteraciones con cada línea del archivo usando el método </text:span><text:span text:style-name="T17">.readlines()</text:span><text:span text:style-name="T59">. Comparamos cada línea con nuestro banner. </text:span><text:span text:style-name="T69">Debemos notar en el código que quitaremos el retorno de carro de cada líea usando el método .</text:span><text:span text:style-name="T18">strip(\r’)</text:span><text:span text:style-name="T69">. si detectamos una coincidencia, </text:span><text:span text:style-name="T70">imprimimos la vulnerabilidad del servicio.</text:span></text:p>
      <text:p text:style-name="P103"/>
      <text:p text:style-name="P135">&gt;&gt;&gt; def checkVulns(banner):</text:p>
      <text:p text:style-name="P119"><text:span text:style-name="T33"><text:s text:c="8"/>... <text:s text:c="4"/>f </text:span><text:span text:style-name="T50">= open(“vuln_banners.txt”.’r’)</text:span></text:p>
      <text:p text:style-name="P119"><text:span text:style-name="T33"><text:s text:c="8"/>... <text:s text:c="4"/></text:span><text:span text:style-name="T50">for line in f.readlines():</text:span></text:p>
      <text:p text:style-name="P135"><text:s text:c="8"/>... <text:s text:c="9"/>if <text:span text:style-name="T78">line.strip(‘\n’)</text:span> in banner:</text:p>
      <text:p text:style-name="P135"><text:s text:c="8"/>... <text:s text:c="12"/>print ("[+] Server is vulnerable: " <text:span text:style-name="T78">+ banner.strip(‘\n’)</text:span>)</text:p>
      <text:p text:style-name="P135"><text:s text:c="8"/>... </text:p>
      <text:p text:style-name="P135"/>
      <text:p text:style-name="P135"><text:soft-page-break/></text:p>
      <text:p text:style-name="P98">M<text:span text:style-name="T81">ó</text:span>dulo SYS:<text:span text:style-name="T33"> el módulo </text:span><text:span text:style-name="T59">sys </text:span><text:span text:style-name="T33">proporciona acceso los objetos usado o mantenidos por el interprete de python. Este incluye flags, versiones, tamaño máximo de enteros, modulos disponibles, localización de estandares de erro/entradas/ salidas, y argumentos de línea de comando usados por el intérprete. Puedes encontrar mayor información en la documentación de los módulos en línea. </text:span><text:span text:style-name="T51">El módulo </text:span><text:span text:style-name="T71">SYS </text:span><text:span text:style-name="T51">nos brinda mucha ayuda en la creación de scripts. <text:s/>Consideremos nuestro escáner de vulnerabilidades: ¿Qué deberíamos hacer si deseamos pasar el nombre de un archivo de texto como un argumento en la línea de comandos? La lista </text:span><text:span text:style-name="T71">sys.argv</text:span><text:span text:style-name="T51"> contiene todos los argumentos en la línea de comandos. El primer indice </text:span><text:span text:style-name="T71">sys.argv[0]</text:span><text:span text:style-name="T51"> contiene el nombre del </text:span><text:span text:style-name="T52">interprete de pthon. Los siguientes items de la lista contienen los siguientes argumentos de la línea de comandos. Entonces, si solo pasamos un argumento adicional, </text:span><text:span text:style-name="T72">sys.argv </text:span><text:span text:style-name="T52"><text:s/>debería contener 2 items</text:span></text:p>
      <text:p text:style-name="P79"/>
      <text:p text:style-name="P113">import s<text:span text:style-name="T79">ys</text:span></text:p>
      <text:p text:style-name="P113"><text:span text:style-name="T79">if len(sys.argv == 2)</text:span>:</text:p>
      <text:p text:style-name="P113">... <text:s text:c="4"/><text:span text:style-name="T79">file name = sys.argv[1]</text:span></text:p>
      <text:p text:style-name="P113">... <text:s text:c="4"/><text:span text:style-name="T79">print (“[+] Leyendo vulnerabilidades desde: “ + filename)</text:span></text:p>
      <text:p text:style-name="P145"/>
      <text:p text:style-name="P78">Al ejecutar nuestro código, podremos ver que ejecuta satisfactoriamente <text:span text:style-name="T80">el código ingresado por la línea de comandos y lo imprime en la pantalla. Tomemos un tiempo para examinar el módulo </text:span><text:span text:style-name="T6">sys </text:span><text:span text:style-name="T80"><text:s/>en su totalidad para conocer todas las capacidades que provee a los programadores.</text:span></text:p>
      <text:p text:style-name="P78"/>
      <text:p text:style-name="P106">joseluis@debian:~$ python3 <text:span text:style-name="T80">vuln-scanner.py vuln-banners.txt</text:span></text:p>
      <text:p text:style-name="P106"><text:span text:style-name="T80">[+] Leyendo</text:span> <text:span text:style-name="T79"><text:s/>vulnerabilidades desde: vuln-banners.txt</text:span></text:p>
      <text:p text:style-name="P78"/>
      <text:p text:style-name="P99">Módulo OS:<text:span text:style-name="T33"> el módulo <text:s/>OS provee importantes rutinas para los sistemas operativos Mac, NT o Posix. Este módulo le permite a los programas interactuar directamente con el Sistema Operativo, archivos de sistemas, bases de datos y permisos. Consideremos, por ejemplo, la ultima sección donde pasamos el nombre del archivo de texto como un argumento en la línea de comandos. Sería importante revisar si e archivo existe y los permisos del usuario actual para ese archivo. Si falla alguna de esas condiciones, podría ser útil mostrar un mensaje de error al usuario.</text:span></text:p>
      <text:p text:style-name="P80"/>
      <text:p text:style-name="P114">import s<text:span text:style-name="T79">ys</text:span></text:p>
      <text:p text:style-name="P115">import os</text:p>
      <text:p text:style-name="P115"/>
      <text:p text:style-name="P114"><text:span text:style-name="T79">if len(sys.argv == 2)</text:span>:</text:p>
      <text:p text:style-name="P114">... <text:s text:c="4"/><text:span text:style-name="T79">file name = sys.argv[1]</text:span></text:p>
      <text:p text:style-name="P114">… <text:s text:c="3"/><text:span text:style-name="T81">if not os.path.isfile(filename):</text:span></text:p>
      <text:p text:style-name="P114">… <text:s text:c="6"/><text:span text:style-name="T81">print (“[-] “ + filename + “no existe”)</text:span></text:p>
      <text:p text:style-name="P115">… <text:s text:c="6"/>exit(0)</text:p>
      <text:p text:style-name="P114">… <text:s text:c="3"/><text:span text:style-name="T81">if not os.access(filename.os.R_OK):</text:span></text:p>
      <text:p text:style-name="P114">… <text:s text:c="6"/><text:span text:style-name="T81">print (“[-] “ + filename + “acceso denegado”)</text:span></text:p>
      <text:p text:style-name="P115">… <text:s text:c="6"/>exit(0)</text:p>
      <text:p text:style-name="P114"><text:span text:style-name="T33">... <text:s text:c="4"/></text:span><text:span text:style-name="T32">print (“[+] Leyendo vulnerabilidades desde: “ + filename)</text:span></text:p>
      <text:p text:style-name="P80">…</text:p>
      <text:p text:style-name="P80"/>
      <text:p text:style-name="P100"><text:span text:style-name="T33">Para verificar nuestro código, inicialmente intentamos leer un archivo que no existe, lo que provocará que nuestro script imprima el error. Luego, creamos un archivo y permitimos que lo lea completamente. Finalmente, restringimos los permisos y veremos que nuestro script imprime correctamente el mensaje </text:span><text:span text:style-name="T59">acceso denegado</text:span></text:p>
      <text:p text:style-name="P104"/>
      <text:p text:style-name="P107">joseluis@debian:~$ python3 <text:s/><text:span text:style-name="T82">test.py <text:s/>vuln-banners.txt</text:span></text:p>
      <text:p text:style-name="P116">[-] vuln-banners.txt no existe.</text:p>
      <text:p text:style-name="P107">joseluis@debian:~$ <text:span text:style-name="T82">touch <text:s/>vuln-banners.txt</text:span></text:p>
      <text:p text:style-name="P107"><text:soft-page-break/>joseluis@debian:~$ python3 <text:s/><text:span text:style-name="T82">test.py <text:s/>vuln-banners.txt</text:span></text:p>
      <text:p text:style-name="P107"><text:span text:style-name="T80">[+] Leyendo</text:span> <text:span text:style-name="T79"><text:s/>vulnerabilidades desde: vuln-banners.txt</text:span></text:p>
      <text:p text:style-name="P107">joseluis@debian:~$ <text:span text:style-name="T82">chmod 000 <text:s/>vuln-banners.txt</text:span></text:p>
      <text:p text:style-name="P107">joseluis@debian:~$ python3 <text:s/><text:span text:style-name="T82">test.py <text:s/>vuln-banners.txt</text:span></text:p>
      <text:p text:style-name="P117">[-] vuln-banners.txt <text:s/>acceso denegado</text:p>
      <text:p text:style-name="P107"/>
      <text:p text:style-name="P81">Ahora podemos reensamblar todas las piezas y partes de nuestro scrip de vulnerabilidades. No te debes preocupar si parece incompleto, carente de la habilidad de usar hilos de ejecución o mejor opciones de líneas de comando. Continuaremos construyendo sobre este script en los siguientes capítulos.</text:p>
      <text:p text:style-name="P41"/>
      <text:p text:style-name="P49">TU PRIMER PROGRAMA EN PYTHON</text:p>
      <text:p text:style-name="P41"/>
      <text:p text:style-name="P42">Con un entendimiento de como construir script en Python, comenzaremos a construir nuestro primeros dos programas. Para continuar, describiremos algunas anécdotas que enfatizan la necesidad de crear nuestros propios script.</text:p>
      <text:p text:style-name="P41"/>
      <text:p text:style-name="P50"><text:span text:style-name="T92">Preparando</text:span> el escenario para tu primer programa en python: TheCuckoo’s Egg:</text:p>
      <text:p text:style-name="P41"/>
      <text:p text:style-name="P43">El administrador de sistemas en el laboratorio nacional de Lawrence Berkley, Clifford Stoll, <text:span text:style-name="T83">documento su caza personal de un hacker (y espía de la KGB) que había ingresado a varios laboratorios de investigación de Estados Unidos, bases militares, contratistas de defensa, y instituciones académicas en </text:span><text:span text:style-name="T7">“The Cuckoo’s Egg: Tracking a Spy Through the Maze of Computer Espionage” (1989)</text:span><text:span text:style-name="T83">. También publicó en Mayo de 1988 un articulo en</text:span><text:span text:style-name="T7"> Communications of the ACM </text:span><text:span text:style-name="T83">describiendo detalladamente el ataque y la caza.</text:span></text:p>
      <text:p text:style-name="P43"/>
      <text:p text:style-name="P43"><text:s text:c="5"/><text:span text:style-name="T84">Fascinado por la metodología y acciones del atacante, conecto una impresora al servidor comprometido y registro cada movimiento que el atacante realizaba. Durante una grabación, Stoll noto algo interesante. Casi inmediatamente después de comprometer un equipo, el atacante descargaba el archivo de contraseñas encriptadas. ¿De qué le serviría esto al atacante?, después de todo, el sistema comprometido usaba el algoritmo UNIX para encriptar los password. Sin embargo, una semana después del robo, Stoll pudo ver que el atacante logeado con una de las cuentas robadas. Comparando algunos usuarios robados, el atacante aprendió que usaban palabras comunes de un diccionario como contraseñas.</text:span></text:p>
      <text:p text:style-name="P43"/>
      <text:p text:style-name="P43"><text:s text:c="5"/><text:span text:style-name="T85">Luego de comprender esto, Stoll se dio cuenta que el hacker había usado un ataque de diccionario para desencriptar las contraseñas encriptadas. El hacker enumero todas las palabras en un diccionario y las encriptó usando la funcion Crypt() de Unix. Luego de encriptar todas las palabras el hacker las comparó con la data robada y pudo crackear todas las contraseñas.</text:span></text:p>
      <text:p text:style-name="P43"/>
      <text:p text:style-name="P43"><text:s text:c="4"/><text:span text:style-name="T85">Consideremos el siguiente archivo encriptado. La víctima usa una contraseña en texto plano </text:span><text:span text:style-name="T8">egg</text:span><text:span text:style-name="T86"> e iguala </text:span><text:span text:style-name="T11">salt</text:span><text:span text:style-name="T86"> a los 2 primeros bytes o HX. La funcion Crypt de Unix calcula la contraseña encriptada con </text:span><text:span text:style-name="T8">crypt(‘egg’,’HX’) = HX9LLTdc/jiDE</text:span></text:p>
      <text:p text:style-name="P45"/>
      <text:p text:style-name="P108"><text:span text:style-name="T86">attacker</text:span>$ <text:span text:style-name="T86">cat /etc/paswd</text:span></text:p>
      <text:p text:style-name="P118"><text:span text:style-name="T89">Vic</text:span>tim: HX9LLTdc/jiDE: 503💯Iama Victim:/home/victim:/bin/sh</text:p>
      <text:p text:style-name="P118">root: DFNFxgW7C05fo: 504:100 Markus Hess/root:/bin/bash</text:p>
      <text:p text:style-name="P41"/>
      <text:p text:style-name="P44">Aprovechemos este archivo de contraseña encriptada como una oportunidad para escribir nuestro primer scrip Python, un cracker de contraseñas Unix.</text:p>
      <text:p text:style-name="P44"/>
      <text:p text:style-name="P44"/>
      <text:p text:style-name="P44"/>
      <text:p text:style-name="P44"/>
      <text:p text:style-name="P44"><text:soft-page-break/></text:p>
      <text:p text:style-name="P51">Tu primer programa, un cracker de contraseñas Unix</text:p>
      <text:p text:style-name="P51"/>
      <text:p text:style-name="P44">El verdadero potencial de Python radica en su amplia variedad de librerías estándar y desarrolladas por terceros. Para escribir nuestro cracker de contraseñas UNIX, necesitamos usar <text:span text:style-name="T9">crypt() </text:span><text:span text:style-name="T87">que realiza </text:span>el algoritmo <text:span text:style-name="T87">hash para encriptar las contraseñas en UNIX. Lanzamos el interprete de Python, veremos que la librería de </text:span><text:span text:style-name="T9">crypt()</text:span><text:span text:style-name="T87"> ya existe en las librerías estándar de python. Para calcular una contraseña encriptada en UNIX, simplemente llamamos a la función </text:span><text:span text:style-name="T9">crypt.crypt()</text:span><text:span text:style-name="T87"> y pasamos la contraseña y </text:span><text:span text:style-name="T9">salt</text:span><text:span text:style-name="T87"> como parámetros. Esta función nos regresa la contraseña encriptada como una cadena.</text:span></text:p>
      <text:p text:style-name="P44"/>
      <text:p text:style-name="P26">joseluis@debian:~$ python3</text:p>
      <text:p text:style-name="P26">Python 3.5.3 (default, Sep 27 2018, 17:25:39) </text:p>
      <text:p text:style-name="P26">[GCC 6.3.0 20170516] on linux</text:p>
      <text:p text:style-name="P26">Type "help", "copyright", "credits" or "license" for more information.</text:p>
      <text:p text:style-name="P26">&gt;&gt;&gt; help('crypt')</text:p>
      <text:p text:style-name="P27"/>
      <text:p text:style-name="P147">Help on module crypt:</text:p>
      <text:p text:style-name="P147"/>
      <text:p text:style-name="P147">NAME</text:p>
      <text:p text:style-name="P147"><text:s text:c="4"/>crypt - Wrapper to the POSIX crypt library call and associated functionality</text:p>
      <text:p text:style-name="P147">.</text:p>
      <text:p text:style-name="P147"/>
      <text:p text:style-name="P147">MODULE REFERENCE</text:p>
      <text:p text:style-name="P147"><text:s text:c="4"/>https://docs.python.org/3.5/library/crypt</text:p>
      <text:p text:style-name="P147"><text:s text:c="4"/></text:p>
      <text:p text:style-name="P147"><text:s text:c="4"/>The following documentation is automatically generated from the Python</text:p>
      <text:p text:style-name="P147"><text:s text:c="4"/>source files. <text:s/>It may be incomplete, incorrect or include features that</text:p>
      <text:p text:style-name="P147"><text:s text:c="4"/>are considered implementation detail and may vary between Python</text:p>
      <text:p text:style-name="P147"><text:s text:c="4"/>implementations. <text:s/>When in doubt, consult the module reference at the</text:p>
      <text:p text:style-name="P147"><text:s text:c="4"/>location listed above.</text:p>
      <text:p text:style-name="P147"/>
      <text:p text:style-name="P147">FUNCTIONS</text:p>
      <text:p text:style-name="P147"><text:s text:c="4"/>crypt(word, salt=None)</text:p>
      <text:p text:style-name="P147"><text:s text:c="8"/>Return a string representing the one-way hash of a password, with a salt</text:p>
      <text:p text:style-name="P147"><text:s text:c="8"/>prepended.</text:p>
      <text:p text:style-name="P147"><text:s text:c="8"/></text:p>
      <text:p text:style-name="P147"><text:s text:c="8"/>If ``salt`` is not specified or is ``None``, the strongest</text:p>
      <text:p text:style-name="P147"><text:s text:c="8"/>available method will be selected and a salt generated. <text:s/>Otherwise,</text:p>
      <text:p text:style-name="P147"><text:s text:c="8"/>``salt`` may be one of the ``crypt.METHOD_*`` values, or a string as</text:p>
      <text:p text:style-name="P147"><text:s/>mksalt(method=None)</text:p>
      <text:p text:style-name="P147"><text:s text:c="8"/>Generate a salt for the specified method.</text:p>
      <text:p text:style-name="P147"><text:s text:c="8"/></text:p>
      <text:p text:style-name="P147"><text:s text:c="8"/>If not specified, the strongest available method will be used.</text:p>
      <text:p text:style-name="P147"/>
      <text:p text:style-name="P147">DATA</text:p>
      <text:p text:style-name="P147"><text:s text:c="4"/>METHOD_CRYPT = &lt;crypt.METHOD_CRYPT&gt;</text:p>
      <text:p text:style-name="P147"><text:s text:c="4"/>METHOD_MD5 = &lt;crypt.METHOD_MD5&gt;</text:p>
      <text:p text:style-name="P147"><text:s text:c="4"/>METHOD_SHA256 = &lt;crypt.METHOD_SHA256&gt;</text:p>
      <text:p text:style-name="P147"><text:s text:c="4"/>METHOD_SHA512 = &lt;crypt.METHOD_SHA512&gt;</text:p>
      <text:p text:style-name="P147"><text:s text:c="4"/>methods = [&lt;crypt.METHOD_SHA512&gt;, &lt;crypt.METHOD_SHA256&gt;, &lt;crypt.METHOD...</text:p>
      <text:p text:style-name="P147"/>
      <text:p text:style-name="P147">FILE</text:p>
      <text:p text:style-name="P147"><text:s text:c="4"/>/usr/lib/python3.5/crypt.py</text:p>
      <text:p text:style-name="P148"/>
      <text:p text:style-name="P46"><text:s text:c="5"/>Vamos a convertir rápidamente nuestra contraseña usando ala función <text:span text:style-name="T2">crypt()</text:span>. Luego de importar la librería, pasaremos a la función la contraseña <text:span text:style-name="T2">“egg” </text:span>y el parámetro salt <text:span text:style-name="T2">“HX”. </text:span>La función nos regresará el valor de la contraseña encriptada “<text:span text:style-name="T2">HX9LLTdc/jiDE” </text:span>como una cadena. !!<text:soft-page-break/>Completado¡¡ ahora vamos a escribir un programa que iteratue a través de un diccionario entero, pasando cada palabra con un <text:span text:style-name="T2">salt aleatorio</text:span> para el encriptarlos.</text:p>
      <text:p text:style-name="P46"/>
      <text:p text:style-name="P149">joseluis@debian:~$ python3</text:p>
      <text:p text:style-name="P149">Python 3.5.3 (default, Sep 27 2018, 17:25:39) </text:p>
      <text:p text:style-name="P149">[GCC 6.3.0 20170516] on linux</text:p>
      <text:p text:style-name="P149">Type "help", "copyright", "credits" or "license" for more information.</text:p>
      <text:p text:style-name="P149">&gt;&gt;&gt; help('crypt')</text:p>
      <text:p text:style-name="P149"/>
      <text:p text:style-name="P149">&gt;&gt;&gt; import crypt</text:p>
      <text:p text:style-name="P149">&gt;&gt;&gt; crypt.crypt("egg","HX")</text:p>
      <text:p text:style-name="P149">'HX9LLTdc/jiDE'</text:p>
      <text:p text:style-name="P46"/>
      <text:p text:style-name="P47"><text:s text:c="5"/>Paraescribir nuestro programa, crearemos dos funciones <text:s/><text:span text:style-name="T2">main </text:span>y <text:span text:style-name="T2">testpass</text:span>.. Esto nos servirá como una buena practica de programación, separar nuestro programa en funciones separadas, cada una con un propósito específico. Al final esto nos permitirá reusar el código y hacer el programa más fácil de leer. Nuestra primera función <text:span text:style-name="T2">main</text:span> abre el archivo de contraseñas encriptadas <text:span text:style-name="T2">“password.txt”</text:span> y leerá el contenido de cada línea dentro del archivo. De cada línea, <text:span text:style-name="T88">se obtendrá el usuario y la contraseña encryptada. Para cada contraseña, llamará a la función </text:span><text:span text:style-name="T10">testPass()</text:span><text:span text:style-name="T88"> que probará la contraseña con el archivo diccionario.</text:span></text:p>
      <text:p text:style-name="P47"/>
      <text:p text:style-name="P47"><text:s text:c="5"/><text:span text:style-name="T90">La función </text:span><text:span text:style-name="T12">testPass()</text:span><text:span text:style-name="T90"> toma como parámetro la contraseña encriptada y regresa la palabra luego de buscar y encontrar, o no, la contraseña dentro del archivo diccionario. Observe que la función primero extrae los dos primeros caracteres de la contraseña encriptada para asignarla a salt, luego itera con cada palabra en el diccionario, creando contraseñas encriptadas para cada una de ellas, si el resultado es igual a nuestra contraseña encriptada, la función imprime un mensaje indicando que ha encontrado la contraseña sin encriptar. De lo contrario sigue probando con todas las palabras del diccionario.</text:span></text:p>
      <text:p text:style-name="P47"/>
      <text:p text:style-name="P150">import crypt</text:p>
      <text:p text:style-name="P150">def testPass(cryptPass):</text:p>
      <text:p text:style-name="P150"><text:s text:c="5"/>salt = cryptPass[0:2]</text:p>
      <text:p text:style-name="P150"><text:s text:c="5"/>dictFile = open('dictionary.txt','r')</text:p>
      <text:p text:style-name="P150"><text:s text:c="5"/>for word in dictFile.readlines():</text:p>
      <text:p text:style-name="P150"><text:s text:c="10"/>word = word.strip('\n')</text:p>
      <text:p text:style-name="P150"><text:s text:c="10"/>cryptWord = crypt.crypt(word,salt)</text:p>
      <text:p text:style-name="P150"><text:s text:c="10"/>if (cryptWord == cryptPass):</text:p>
      <text:p text:style-name="P150"><text:s text:c="15"/>print "[+] Found Password: "+word+"\n"</text:p>
      <text:p text:style-name="P150"><text:s text:c="15"/>return</text:p>
      <text:p text:style-name="P150"><text:s text:c="10"/>print "[-] Password Not Found.\n"</text:p>
      <text:p text:style-name="P150"><text:s text:c="10"/>return</text:p>
      <text:p text:style-name="P150">def main():</text:p>
      <text:p text:style-name="P150"><text:s text:c="5"/>passFile = open('passwords.txt')</text:p>
      <text:p text:style-name="P150"><text:s text:c="5"/>for line in passFile.readlines():</text:p>
      <text:p text:style-name="P150"><text:s text:c="10"/>if ":" in line:</text:p>
      <text:p text:style-name="P150"><text:s text:c="15"/>user = line.split(':')[0]</text:p>
      <text:p text:style-name="P150"><text:s text:c="15"/>cryptPass = line.split(':')[1].strip(' ')</text:p>
      <text:p text:style-name="P150"><text:s text:c="15"/>print "[*] Cracking Password For: "+user</text:p>
      <text:p text:style-name="P150"><text:s text:c="15"/>testPass(cryptPass)</text:p>
      <text:p text:style-name="P150"/>
      <text:p text:style-name="P150">if __name__ == "__main__":</text:p>
      <text:p text:style-name="P150">main()</text:p>
      <text:p text:style-name="P151"/>
      <text:p text:style-name="P47"><text:s text:c="5"/><text:span text:style-name="T91">Al ejecutar nuestro primer programa, veremos que puede crackear la contraseña de la víctima pero no crackea la contraseña del administrado (root). Entonces sabemos que el administrador del sistema (root) debe estar usando una palabra que no se encuentre en nuestro diccionario. No debemos preocuparnos, encontraremos otras formas de obtener el acceso a root.</text:span></text:p>
      <text:p text:style-name="P47"/>
      <text:p text:style-name="P47"><text:soft-page-break/></text:p>
      <text:p text:style-name="P150">programmer$ python crack.py</text:p>
      <text:p text:style-name="P150">[*] Cracking Password For: victim</text:p>
      <text:p text:style-name="P150">[+] Found Password: egg</text:p>
      <text:p text:style-name="P150">[*] Cracking Password For: root</text:p>
      <text:p text:style-name="P150">[-] Password Not Found.</text:p>
      <text:p text:style-name="P47"/>
      <text:p text:style-name="P48">En los sistemas operativos modernos, basados en Unix, el archivo <text:span text:style-name="T2">/etc/shadow </text:span>almacena las contraseñas encriptadas y provee la opción de usar algoritmos de encriptación más seguros. El siguiente ejemplo usa el agoritmo de encriptación <text:span text:style-name="T2">SHA-512</text:span>, esta funcionalidad es proporcionada por la librería <text:span text:style-name="T2">hashlib</text:span> de python. Puede actualizar nuestro script para crackear las contraseñas encriptadas con <text:span text:style-name="T2">SHA-512.</text:span></text:p>
      <text:p text:style-name="P155"/>
      <text:p text:style-name="P162">cat /etc/shadow | grep root</text:p>
      <text:p text:style-name="P162">root:$6$ms32yIGN$NyXj0YofkK14MpRwFHvXQW0yvUid.slJtgxHE2EuQqgD74S/</text:p>
      <text:p text:style-name="P162">GaGGs5VCnqeC.bS0MzTf/EFS3uspQMNeepIAc.:15503:0:99999:7:::</text:p>
      <text:p text:style-name="P47"/>
      <text:p text:style-name="P52">Preparando el escenario para tu segundo programa: Usando la maldad para el bien</text:p>
      <text:p text:style-name="P52"/>
      <text:p text:style-name="P156">Anunciando su programa Cibey Fast Track en ShmooCon 2012, Peiter “Mudge” Zatko, el legendario hacker 10pht cambió de hacker a empleado de DARPA, explicando que realmente no existen herramientas de ataque o defensa, sino simplemente herramientas. A través de este libro, encontrarás que varios de los script de ejemplo son ofensivos por naturaleza, Por ejemplo, nuestro primer programa que crackea las contraseñas de los sistemas Unix. <text:span text:style-name="T93">Un adversario podría utilizarlo para obtener el acceso no autorizado a un sistema; sin embargo, ¿podría un programador usarlo para el bien y no para el mal?, Ciertamente, vamos a explicarlo.</text:span></text:p>
      <text:p text:style-name="P156"/>
      <text:p text:style-name="P156"><text:s text:c="5"/><text:span text:style-name="T93">Has pasado 19 años desde que Clifford Stoll’s descubrió el ataque de diccionario. A principios de 2007, El departamente de Bomberos de Brownsville recibió una llamada anónima informando que Craig Zimmerman, de 50 años de edad, buscaba pornografía infantil usando equipos del departamento de bomberos. Casi inmediatamente el departamento de bomberos concedió a la policía el acceso al computador y disco externo de Zimmerman para las investigaciones correspondientes. El departamento de policía llamo al programador Albert Castillo para revisar el contenido del computador de Zimmerman. La investigación inicial de Castillo encontró muchas imágenes pornográficas de adultos pero nada de pornografía infantil.</text:span></text:p>
      <text:p text:style-name="P156"/>
      <text:p text:style-name="P156"><text:s text:c="5"/><text:span text:style-name="T94">Continuando con su investigación Castillo encontró algunos archivos sospechosos, incluyendo un archivo ZIP protegido por contraseña titulado </text:span><text:span text:style-name="T13">“Cindy 5”. </text:span><text:span text:style-name="T95">Confiando en la técnica inventada dos décadas atrás, Castillo uso el ataque de diccionario para poder desencriptar el contenido del archivo. <text:s/>Desencriptó el archivo, encontrando menores parcialmente desnudas. Con esta información, un juez concedió a los investigadores la autorización para registrar la casa de Zimmerman, donde descubrieron una gran cantidad de pornografía infantil. El 3 de abril del 2007, un jurado acusó a John Craig Zimmerman con cuatro cargos de posesión y producción de pornografía infantil.</text:span></text:p>
      <text:p text:style-name="P156"/>
      <text:p text:style-name="P156"><text:s text:c="5"/><text:span text:style-name="T96">Usaremos la técnica de fuerza bruta para romper contraseñas que aprendimos en el programa anterior, pero lo aplicaremos en un archivo ZIP. También usaremos este ejemplo para aprender más sobre algunos conceptos fundamentales para construir nuestros programas.</text:span></text:p>
      <text:p text:style-name="P156"/>
      <text:p text:style-name="P160">Tu Segundo Programa, un cracker para contraseñas de archivos ZIP</text:p>
      <text:p text:style-name="P157"/>
      <text:p text:style-name="P158">Comencemos nuestro programa examinando la librería <text:span text:style-name="T2">zipfile</text:span> de python. Abriremosnuestro interprete Python, usaremos el comando <text:span text:style-name="T2">help(“zipfile”) </text:span>para aprender más acerca de la librería y veremos las clases de la librería con el método <text:span text:style-name="T2">extractall(). </text:span>Esta clase y método serán muy utiles <text:soft-page-break/>para escribir nuestro programa. Nota como el método <text:span text:style-name="T2">extractall()</text:span> tiene un parámetro opcional para especificar una contraseña.</text:p>
      <text:p text:style-name="P161"/>
      <text:p text:style-name="P163">programmer$ python</text:p>
      <text:p text:style-name="P163">Python 2.7.1 (r271:86832, Jun 16 2011, 16:59:05)</text:p>
      <text:p text:style-name="P163">Type "help", "copyright", "credits" or "license" for more information.</text:p>
      <text:p text:style-name="P163">&gt;&gt;&gt; help('zipfile')</text:p>
      <text:p text:style-name="P163">&lt;..SNIPPED..&gt;</text:p>
      <text:p text:style-name="P163"><text:s text:c="7"/>class ZipFile</text:p>
      <text:p text:style-name="P163"><text:s text:c="14"/>| Class with methods to open, read, write, close, list zip files.</text:p>
      <text:p text:style-name="P163"><text:s text:c="14"/>|</text:p>
      <text:p text:style-name="P163"><text:s text:c="14"/>| z = ZipFile(file, mode="r", compression=ZIP_STORED, allowZip64=False)</text:p>
      <text:p text:style-name="P163"/>
      <text:p text:style-name="P163">&lt;..SNIPPED..&gt;</text:p>
      <text:p text:style-name="P163"><text:s text:c="13"/>| extractall(self, path=None, members=None, pwd=None)</text:p>
      <text:p text:style-name="P163"><text:s text:c="13"/>| <text:s text:c="7"/>Extract all members from the archive to the current working</text:p>
      <text:p text:style-name="P163"><text:s text:c="13"/>| <text:s text:c="7"/>directory. 'path' specifies a different directory to extract to.</text:p>
      <text:p text:style-name="P163"><text:s text:c="13"/>| <text:s text:c="7"/>'members' is optional and must be a subset of the list returned</text:p>
      <text:p text:style-name="P161"/>
      <text:p text:style-name="P158"><text:s text:c="5"/><text:span text:style-name="T97">Escribamos rápidamente un script para probar el uso de la librería </text:span><text:span text:style-name="T14">zipfile</text:span><text:span text:style-name="T97">. Luego de importar la librería, instanciamos una nueva clase ZipFile especificando el nombre del archivo zip protegido con contraseña. Para extraer el archivo, utilizaremos el método </text:span><text:span text:style-name="T14">extractall()</text:span><text:span text:style-name="T97"> y especificamos el parámetro opcional para la contraseña.</text:span></text:p>
      <text:p text:style-name="P158"/>
      <text:p text:style-name="P163">import zipfile</text:p>
      <text:p text:style-name="P163">zFile = zipfile.ZipFile("evil.zip")</text:p>
      <text:p text:style-name="P163">zFile.extractall(pwd="secret")</text:p>
      <text:p text:style-name="P158"/>
      <text:p text:style-name="P158"><text:s text:c="5"/><text:span text:style-name="T97">Luego ejecutamos nuestro script para segurarnos que trabaja apropiadamente. Nota que antes de la ejecución revisamos que solo el script y el archivo zip existen en nuestro directorio de trabajo actual. Ejecutamos nuestro script, con el que extreremos el contenido del archivo </text:span><text:span text:style-name="T14">evil.zip</text:span><text:span text:style-name="T97"> al nuevo directorio llamado </text:span><text:span text:style-name="T14">evil/.</text:span><text:span text:style-name="T97"> Este directorio contendrá la información del archivo zip.</text:span></text:p>
      <text:p text:style-name="P158"/>
      <text:p text:style-name="P164">programmer$ ls</text:p>
      <text:p text:style-name="P164">evil.zip unzip.py</text:p>
      <text:p text:style-name="P164">programmer$ python unzip.py</text:p>
      <text:p text:style-name="P164">programmer$ ls</text:p>
      <text:p text:style-name="P164">evil.zip unzip.py evil</text:p>
      <text:p text:style-name="P164">programmer$ cd evil/</text:p>
      <text:p text:style-name="P164">programmer$ ls</text:p>
      <text:p text:style-name="P164">note_to_adam.txt apple.bmp</text:p>
      <text:p text:style-name="P158"/>
      <text:p text:style-name="P159">Sin embargo, ¿Qué sucederá si ejecutamos el script con una contraseña incorrecta?, así que adicionaremos algún manejo de excepciones para capturar y mostrar el error al usuario.</text:p>
      <text:p text:style-name="P159"/>
      <text:p text:style-name="P165">import zipfile</text:p>
      <text:p text:style-name="P165"/>
      <text:p text:style-name="P165">zFile = zipfile.ZipFile("evil.zip")</text:p>
      <text:p text:style-name="P165">try:</text:p>
      <text:p text:style-name="P165"><text:s text:c="10"/>zFile.extractall(pwd="oranges")</text:p>
      <text:p text:style-name="P168">except Exception as e:</text:p>
      <text:p text:style-name="P165"><text:s text:c="10"/>print e</text:p>
      <text:p text:style-name="P159"/>
      <text:p text:style-name="P159"><text:s text:c="5"/><text:span text:style-name="T98">Al ejecutar nuestro script con una contraseña incorrecta, veremos que nos muestra el mensaje de error, indicando que el usuario a ingresado una contraseña incorrecta para desencriptar el contenido del archivo zip.</text:span></text:p>
      <text:p text:style-name="P159"/>
      <text:p text:style-name="P166">programmer$ python unzip.py</text:p>
      <text:p text:style-name="P166"><text:soft-page-break/>('Bad password for file', &lt;zipfile.ZipInfo object at 0x10a859500&gt;)</text:p>
      <text:p text:style-name="P167"/>
      <text:p text:style-name="P159"><text:s text:c="5"/><text:span text:style-name="T99">Nosotros podemos usar </text:span></text:p>
      <text:p text:style-name="P157"/>
      <text:p text:style-name="P1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P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15:59:25.818854218</meta:creation-date>
    <dc:date>2019-03-09T16:10:03.809507220</dc:date>
    <meta:editing-duration>PT6H4M44S</meta:editing-duration>
    <meta:editing-cycles>68</meta:editing-cycles>
    <meta:generator>LibreOffice/5.2.7.2$Linux_X86_64 LibreOffice_project/20m0$Build-2</meta:generator>
    <meta:document-statistic meta:table-count="0" meta:image-count="0" meta:object-count="0" meta:page-count="19" meta:paragraph-count="558" meta:word-count="6367" meta:character-count="46392" meta:non-whitespace-character-count="38210"/>
  </office:meta>
</office:document-meta>
</file>